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293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anat:OA-unite-centrale</text:p>
          </table:table-cell>
          <table:table-cell office:value-type="string">
            <text:p>anat:OS-unite-centrale</text:p>
          </table:table-cell>
          <table:table-cell office:value-type="string">
            <text:p>anat:ARTI-unite-centrale</text:p>
          </table:table-cell>
          <table:table-cell office:value-type="string">
            <text:p>anat:LGMT-unite-centrale</text:p>
          </table:table-cell>
          <table:table-cell office:value-type="string">
            <text:p>anat:MSCL-unite-centrale</text:p>
          </table:table-cell>
        </table:table-row>
        <table:table-row table:style-name="ro1">
          <table:table-cell office:value-type="string">
            <text:p>anat:OA-tronc</text:p>
          </table:table-cell>
          <table:table-cell office:value-type="string">
            <text:p>anat:OS-tronc</text:p>
          </table:table-cell>
          <table:table-cell office:value-type="string">
            <text:p>anat:ARTI-tronc</text:p>
          </table:table-cell>
          <table:table-cell office:value-type="string">
            <text:p>anat:LGMT-tronc</text:p>
          </table:table-cell>
          <table:table-cell office:value-type="string">
            <text:p>anat:MSCL-tronc</text:p>
          </table:table-cell>
        </table:table-row>
        <table:table-row table:style-name="ro1">
          <table:table-cell office:value-type="string">
            <text:p>anat:OA-tete-cou</text:p>
          </table:table-cell>
          <table:table-cell office:value-type="string">
            <text:p>anat:OS-tete-cou</text:p>
          </table:table-cell>
          <table:table-cell office:value-type="string">
            <text:p>anat:ARTI-tete-cou</text:p>
          </table:table-cell>
          <table:table-cell office:value-type="string">
            <text:p>anat:LGMT-tete-cou</text:p>
          </table:table-cell>
          <table:table-cell office:value-type="string">
            <text:p>anat:MSCL-tete-cou</text:p>
          </table:table-cell>
        </table:table-row>
        <table:table-row table:style-name="ro1">
          <table:table-cell office:value-type="string">
            <text:p>anat:OA-tete</text:p>
          </table:table-cell>
          <table:table-cell office:value-type="string">
            <text:p>anat:OS-tete</text:p>
          </table:table-cell>
          <table:table-cell office:value-type="string">
            <text:p>anat:ARTI-tete</text:p>
          </table:table-cell>
          <table:table-cell office:value-type="string">
            <text:p>anat:LGMT-tete</text:p>
          </table:table-cell>
          <table:table-cell office:value-type="string">
            <text:p>anat:MSCL-tete</text:p>
          </table:table-cell>
        </table:table-row>
        <table:table-row table:style-name="ro1">
          <table:table-cell office:value-type="string">
            <text:p>anat:OA-cou</text:p>
          </table:table-cell>
          <table:table-cell office:value-type="string">
            <text:p>anat:OS-cou</text:p>
          </table:table-cell>
          <table:table-cell office:value-type="string">
            <text:p>anat:ARTI-cou</text:p>
          </table:table-cell>
          <table:table-cell office:value-type="string">
            <text:p>anat:LGMT-cou</text:p>
          </table:table-cell>
          <table:table-cell office:value-type="string">
            <text:p>anat:MSCL-cou</text:p>
          </table:table-cell>
        </table:table-row>
        <table:table-row table:style-name="ro1">
          <table:table-cell office:value-type="string">
            <text:p>anat:OA-thorax</text:p>
          </table:table-cell>
          <table:table-cell office:value-type="string">
            <text:p>anat:OS-thorax</text:p>
          </table:table-cell>
          <table:table-cell office:value-type="string">
            <text:p>anat:ARTI-thorax</text:p>
          </table:table-cell>
          <table:table-cell office:value-type="string">
            <text:p>anat:LGMT-thorax</text:p>
          </table:table-cell>
          <table:table-cell office:value-type="string">
            <text:p>anat:MSCL-thorax</text:p>
          </table:table-cell>
        </table:table-row>
        <table:table-row table:style-name="ro1">
          <table:table-cell office:value-type="string">
            <text:p>anat:OA-abdomen</text:p>
          </table:table-cell>
          <table:table-cell office:value-type="string">
            <text:p>anat:OS-abdomen</text:p>
          </table:table-cell>
          <table:table-cell office:value-type="string">
            <text:p>anat:ARTI-abdomen</text:p>
          </table:table-cell>
          <table:table-cell office:value-type="string">
            <text:p>anat:LGMT-abdomen</text:p>
          </table:table-cell>
          <table:table-cell office:value-type="string">
            <text:p>anat:MSCL-abdomen</text:p>
          </table:table-cell>
        </table:table-row>
        <table:table-row table:style-name="ro1">
          <table:table-cell office:value-type="string">
            <text:p>anat:OA-pelvis</text:p>
          </table:table-cell>
          <table:table-cell office:value-type="string">
            <text:p>anat:OS-pelvis</text:p>
          </table:table-cell>
          <table:table-cell office:value-type="string">
            <text:p>anat:ARTI-pelvis</text:p>
          </table:table-cell>
          <table:table-cell office:value-type="string">
            <text:p>anat:LGMT-pelvis</text:p>
          </table:table-cell>
          <table:table-cell office:value-type="string">
            <text:p>anat:MSCL-pelvis</text:p>
          </table:table-cell>
        </table:table-row>
        <table:table-row table:style-name="ro1">
          <table:table-cell office:value-type="string">
            <text:p>anat:OA-dos</text:p>
          </table:table-cell>
          <table:table-cell office:value-type="string">
            <text:p>anat:OS-dos</text:p>
          </table:table-cell>
          <table:table-cell office:value-type="string">
            <text:p>anat:ARTI-dos</text:p>
          </table:table-cell>
          <table:table-cell office:value-type="string">
            <text:p>anat:LGMT-dos</text:p>
          </table:table-cell>
          <table:table-cell office:value-type="string">
            <text:p>anat:MSCL-dos</text:p>
          </table:table-cell>
        </table:table-row>
        <table:table-row table:style-name="ro1">
          <table:table-cell office:value-type="string">
            <text:p>anat:OA-dos-cervi</text:p>
          </table:table-cell>
          <table:table-cell office:value-type="string">
            <text:p>anat:OS-dos-cervi</text:p>
          </table:table-cell>
          <table:table-cell office:value-type="string">
            <text:p>anat:ARTI-dos-cervi</text:p>
          </table:table-cell>
          <table:table-cell office:value-type="string">
            <text:p>anat:LGMT-dos-cervi</text:p>
          </table:table-cell>
          <table:table-cell office:value-type="string">
            <text:p>anat:MSCL-dos-cervi</text:p>
          </table:table-cell>
        </table:table-row>
        <table:table-row table:style-name="ro1">
          <table:table-cell office:value-type="string">
            <text:p>anat:OA-dos-thorax</text:p>
          </table:table-cell>
          <table:table-cell office:value-type="string">
            <text:p>anat:OS-dos-thorax</text:p>
          </table:table-cell>
          <table:table-cell office:value-type="string">
            <text:p>anat:ARTI-dos-thorax</text:p>
          </table:table-cell>
          <table:table-cell office:value-type="string">
            <text:p>anat:LGMT-dos-thorax</text:p>
          </table:table-cell>
          <table:table-cell office:value-type="string">
            <text:p>anat:MSCL-dos-thorax</text:p>
          </table:table-cell>
        </table:table-row>
        <table:table-row table:style-name="ro1">
          <table:table-cell office:value-type="string">
            <text:p>anat:OA-dos-lombaire</text:p>
          </table:table-cell>
          <table:table-cell office:value-type="string">
            <text:p>anat:OS-dos-lombaire</text:p>
          </table:table-cell>
          <table:table-cell office:value-type="string">
            <text:p>anat:ARTI-dos-lombaire</text:p>
          </table:table-cell>
          <table:table-cell office:value-type="string">
            <text:p>anat:LGMT-dos-lombaire</text:p>
          </table:table-cell>
          <table:table-cell office:value-type="string">
            <text:p>anat:MSCL-dos-lombaire</text:p>
          </table:table-cell>
        </table:table-row>
        <table:table-row table:style-name="ro1">
          <table:table-cell office:value-type="string">
            <text:p>anat:OA-dos-pelvis</text:p>
          </table:table-cell>
          <table:table-cell office:value-type="string">
            <text:p>anat:OS-dos-pelvis</text:p>
          </table:table-cell>
          <table:table-cell office:value-type="string">
            <text:p>anat:ARTI-dos-pelvis</text:p>
          </table:table-cell>
          <table:table-cell office:value-type="string">
            <text:p>anat:LGMT-dos-pelvis</text:p>
          </table:table-cell>
          <table:table-cell office:value-type="string">
            <text:p>anat:MSCL-dos-pelvis</text:p>
          </table:table-cell>
        </table:table-row>
        <table:table-row table:style-name="ro1">
          <table:table-cell office:value-type="string">
            <text:p>anat:OA-charn-C0-C1-C2</text:p>
          </table:table-cell>
          <table:table-cell office:value-type="string">
            <text:p>anat:OS-charn-C0-C1-C2</text:p>
          </table:table-cell>
          <table:table-cell office:value-type="string">
            <text:p>anat:ARTI-charn-C0-C1-C2</text:p>
          </table:table-cell>
          <table:table-cell office:value-type="string">
            <text:p>anat:LGMT-charn-C0-C1-C2</text:p>
          </table:table-cell>
          <table:table-cell office:value-type="string">
            <text:p>anat:MSCL-charn-C0-C1-C2</text:p>
          </table:table-cell>
        </table:table-row>
        <table:table-row table:style-name="ro1">
          <table:table-cell office:value-type="string">
            <text:p>anat:OA-charn-C0-C1-C2-e</text:p>
          </table:table-cell>
          <table:table-cell office:value-type="string">
            <text:p>anat:OS-charn-C0-C1-C2-e</text:p>
          </table:table-cell>
          <table:table-cell office:value-type="string">
            <text:p>anat:ARTI-charn-C0-C1-C2-e</text:p>
          </table:table-cell>
          <table:table-cell office:value-type="string">
            <text:p>anat:LGMT-charn-C0-C1-C2-e</text:p>
          </table:table-cell>
          <table:table-cell office:value-type="string">
            <text:p>anat:MSCL-charn-C0-C1-C2-e</text:p>
          </table:table-cell>
        </table:table-row>
        <table:table-row table:style-name="ro1">
          <table:table-cell office:value-type="string">
            <text:p>anat:OA-charn-C-T</text:p>
          </table:table-cell>
          <table:table-cell office:value-type="string">
            <text:p>anat:OS-charn-C-T</text:p>
          </table:table-cell>
          <table:table-cell office:value-type="string">
            <text:p>anat:ARTI-charn-C-T</text:p>
          </table:table-cell>
          <table:table-cell office:value-type="string">
            <text:p>anat:LGMT-charn-C-T</text:p>
          </table:table-cell>
          <table:table-cell office:value-type="string">
            <text:p>anat:MSCL-charn-C-T</text:p>
          </table:table-cell>
        </table:table-row>
        <table:table-row table:style-name="ro1">
          <table:table-cell office:value-type="string">
            <text:p>anat:OA-charn-C-T-e</text:p>
          </table:table-cell>
          <table:table-cell office:value-type="string">
            <text:p>anat:OS-charn-C-T-e</text:p>
          </table:table-cell>
          <table:table-cell office:value-type="string">
            <text:p>anat:ARTI-charn-C-T-e</text:p>
          </table:table-cell>
          <table:table-cell office:value-type="string">
            <text:p>anat:LGMT-charn-C-T-e</text:p>
          </table:table-cell>
          <table:table-cell office:value-type="string">
            <text:p>anat:MSCL-charn-C-T-e</text:p>
          </table:table-cell>
        </table:table-row>
        <table:table-row table:style-name="ro1">
          <table:table-cell office:value-type="string">
            <text:p>anat:OA-charn-T-L</text:p>
          </table:table-cell>
          <table:table-cell office:value-type="string">
            <text:p>anat:OS-charn-T-L</text:p>
          </table:table-cell>
          <table:table-cell office:value-type="string">
            <text:p>anat:ARTI-charn-T-L</text:p>
          </table:table-cell>
          <table:table-cell office:value-type="string">
            <text:p>anat:LGMT-charn-T-L</text:p>
          </table:table-cell>
          <table:table-cell office:value-type="string">
            <text:p>anat:MSCL-charn-T-L</text:p>
          </table:table-cell>
        </table:table-row>
        <table:table-row table:style-name="ro1">
          <table:table-cell office:value-type="string">
            <text:p>anat:OA-charn-T-L-e</text:p>
          </table:table-cell>
          <table:table-cell office:value-type="string">
            <text:p>anat:OS-charn-T-L-e</text:p>
          </table:table-cell>
          <table:table-cell office:value-type="string">
            <text:p>anat:ARTI-charn-T-L-e</text:p>
          </table:table-cell>
          <table:table-cell office:value-type="string">
            <text:p>anat:LGMT-charn-T-L-e</text:p>
          </table:table-cell>
          <table:table-cell office:value-type="string">
            <text:p>anat:MSCL-charn-T-L-e</text:p>
          </table:table-cell>
        </table:table-row>
        <table:table-row table:style-name="ro1">
          <table:table-cell office:value-type="string">
            <text:p>anat:OA-charn-L-S</text:p>
          </table:table-cell>
          <table:table-cell office:value-type="string">
            <text:p>anat:OS-charn-L-S</text:p>
          </table:table-cell>
          <table:table-cell office:value-type="string">
            <text:p>anat:ARTI-charn-L-S</text:p>
          </table:table-cell>
          <table:table-cell office:value-type="string">
            <text:p>anat:LGMT-charn-L-S</text:p>
          </table:table-cell>
          <table:table-cell office:value-type="string">
            <text:p>anat:MSCL-charn-L-S</text:p>
          </table:table-cell>
        </table:table-row>
        <table:table-row table:style-name="ro1">
          <table:table-cell office:value-type="string">
            <text:p>anat:OA-charn-L-S-e</text:p>
          </table:table-cell>
          <table:table-cell office:value-type="string">
            <text:p>anat:OS-charn-L-S-e</text:p>
          </table:table-cell>
          <table:table-cell office:value-type="string">
            <text:p>anat:ARTI-charn-L-S-e</text:p>
          </table:table-cell>
          <table:table-cell office:value-type="string">
            <text:p>anat:LGMT-charn-L-S-e</text:p>
          </table:table-cell>
          <table:table-cell office:value-type="string">
            <text:p>anat:MSCL-charn-L-S-e</text:p>
          </table:table-cell>
        </table:table-row>
        <table:table-row table:style-name="ro1">
          <table:table-cell office:value-type="string">
            <text:p>anat:OA-charn-S-Co</text:p>
          </table:table-cell>
          <table:table-cell office:value-type="string">
            <text:p>anat:OS-charn-S-Co</text:p>
          </table:table-cell>
          <table:table-cell office:value-type="string">
            <text:p>anat:ARTI-charn-S-Co</text:p>
          </table:table-cell>
          <table:table-cell office:value-type="string">
            <text:p>anat:LGMT-charn-S-Co</text:p>
          </table:table-cell>
          <table:table-cell office:value-type="string">
            <text:p>anat:MSCL-charn-S-Co</text:p>
          </table:table-cell>
        </table:table-row>
        <table:table-row table:style-name="ro1">
          <table:table-cell office:value-type="string">
            <text:p>anat:OA-charn-S-Co-e</text:p>
          </table:table-cell>
          <table:table-cell office:value-type="string">
            <text:p>anat:OS-charn-S-Co-e</text:p>
          </table:table-cell>
          <table:table-cell office:value-type="string">
            <text:p>anat:ARTI-charn-S-Co-e</text:p>
          </table:table-cell>
          <table:table-cell office:value-type="string">
            <text:p>anat:LGMT-charn-S-Co-e</text:p>
          </table:table-cell>
          <table:table-cell office:value-type="string">
            <text:p>anat:MSCL-charn-S-Co-e</text:p>
          </table:table-cell>
        </table:table-row>
        <table:table-row table:style-name="ro1">
          <table:table-cell office:value-type="string">
            <text:p>anat:OA-tete-ant</text:p>
          </table:table-cell>
          <table:table-cell office:value-type="string">
            <text:p>anat:OS-tete-ant</text:p>
          </table:table-cell>
          <table:table-cell office:value-type="string">
            <text:p>anat:ARTI-tete-ant</text:p>
          </table:table-cell>
          <table:table-cell office:value-type="string">
            <text:p>anat:LGMT-tete-ant</text:p>
          </table:table-cell>
          <table:table-cell office:value-type="string">
            <text:p>anat:MSCL-tete-ant</text:p>
          </table:table-cell>
        </table:table-row>
        <table:table-row table:style-name="ro1">
          <table:table-cell office:value-type="string">
            <text:p>anat:OA-tete-moy</text:p>
          </table:table-cell>
          <table:table-cell office:value-type="string">
            <text:p>anat:OS-tete-moy</text:p>
          </table:table-cell>
          <table:table-cell office:value-type="string">
            <text:p>anat:ARTI-tete-moy</text:p>
          </table:table-cell>
          <table:table-cell office:value-type="string">
            <text:p>anat:LGMT-tete-moy</text:p>
          </table:table-cell>
          <table:table-cell office:value-type="string">
            <text:p>anat:MSCL-tete-moy</text:p>
          </table:table-cell>
        </table:table-row>
        <table:table-row table:style-name="ro1">
          <table:table-cell office:value-type="string">
            <text:p>anat:OA-tete-post</text:p>
          </table:table-cell>
          <table:table-cell office:value-type="string">
            <text:p>anat:OS-tete-post</text:p>
          </table:table-cell>
          <table:table-cell office:value-type="string">
            <text:p>anat:ARTI-tete-post</text:p>
          </table:table-cell>
          <table:table-cell office:value-type="string">
            <text:p>anat:LGMT-tete-post</text:p>
          </table:table-cell>
          <table:table-cell office:value-type="string">
            <text:p>anat:MSCL-tete-post</text:p>
          </table:table-cell>
        </table:table-row>
        <table:table-row table:style-name="ro1">
          <table:table-cell office:value-type="string">
            <text:p>anat:OA-cou-sup</text:p>
          </table:table-cell>
          <table:table-cell office:value-type="string">
            <text:p>anat:OS-cou-sup</text:p>
          </table:table-cell>
          <table:table-cell office:value-type="string">
            <text:p>anat:ARTI-cou-sup</text:p>
          </table:table-cell>
          <table:table-cell office:value-type="string">
            <text:p>anat:LGMT-cou-sup</text:p>
          </table:table-cell>
          <table:table-cell office:value-type="string">
            <text:p>anat:MSCL-cou-sup</text:p>
          </table:table-cell>
        </table:table-row>
        <table:table-row table:style-name="ro1">
          <table:table-cell office:value-type="string">
            <text:p>anat:OA-cou-moy</text:p>
          </table:table-cell>
          <table:table-cell office:value-type="string">
            <text:p>anat:OS-cou-moy</text:p>
          </table:table-cell>
          <table:table-cell office:value-type="string">
            <text:p>anat:ARTI-cou-moy</text:p>
          </table:table-cell>
          <table:table-cell office:value-type="string">
            <text:p>anat:LGMT-cou-moy</text:p>
          </table:table-cell>
          <table:table-cell office:value-type="string">
            <text:p>anat:MSCL-cou-moy</text:p>
          </table:table-cell>
        </table:table-row>
        <table:table-row table:style-name="ro1">
          <table:table-cell office:value-type="string">
            <text:p>anat:OA-cou-inf</text:p>
          </table:table-cell>
          <table:table-cell office:value-type="string">
            <text:p>anat:OS-cou-inf</text:p>
          </table:table-cell>
          <table:table-cell office:value-type="string">
            <text:p>anat:ARTI-cou-inf</text:p>
          </table:table-cell>
          <table:table-cell office:value-type="string">
            <text:p>anat:LGMT-cou-inf</text:p>
          </table:table-cell>
          <table:table-cell office:value-type="string">
            <text:p>anat:MSCL-cou-inf</text:p>
          </table:table-cell>
        </table:table-row>
        <table:table-row table:style-name="ro1">
          <table:table-cell office:value-type="string">
            <text:p>anat:OA-thorax-sup</text:p>
          </table:table-cell>
          <table:table-cell office:value-type="string">
            <text:p>anat:OS-thorax-sup</text:p>
          </table:table-cell>
          <table:table-cell office:value-type="string">
            <text:p>anat:ARTI-thorax-sup</text:p>
          </table:table-cell>
          <table:table-cell office:value-type="string">
            <text:p>anat:LGMT-thorax-sup</text:p>
          </table:table-cell>
          <table:table-cell office:value-type="string">
            <text:p>anat:MSCL-thorax-sup</text:p>
          </table:table-cell>
        </table:table-row>
        <table:table-row table:style-name="ro1">
          <table:table-cell office:value-type="string">
            <text:p>anat:OA-thorax-moy</text:p>
          </table:table-cell>
          <table:table-cell office:value-type="string">
            <text:p>anat:OS-thorax-moy</text:p>
          </table:table-cell>
          <table:table-cell office:value-type="string">
            <text:p>anat:ARTI-thorax-moy</text:p>
          </table:table-cell>
          <table:table-cell office:value-type="string">
            <text:p>anat:LGMT-thorax-moy</text:p>
          </table:table-cell>
          <table:table-cell office:value-type="string">
            <text:p>anat:MSCL-thorax-moy</text:p>
          </table:table-cell>
        </table:table-row>
        <table:table-row table:style-name="ro1">
          <table:table-cell office:value-type="string">
            <text:p>anat:OA-thorax-inf</text:p>
          </table:table-cell>
          <table:table-cell office:value-type="string">
            <text:p>anat:OS-thorax-inf</text:p>
          </table:table-cell>
          <table:table-cell office:value-type="string">
            <text:p>anat:ARTI-thorax-inf</text:p>
          </table:table-cell>
          <table:table-cell office:value-type="string">
            <text:p>anat:LGMT-thorax-inf</text:p>
          </table:table-cell>
          <table:table-cell office:value-type="string">
            <text:p>anat:MSCL-thorax-inf</text:p>
          </table:table-cell>
        </table:table-row>
        <table:table-row table:style-name="ro1">
          <table:table-cell office:value-type="string">
            <text:p>anat:OA-abdomen-sup</text:p>
          </table:table-cell>
          <table:table-cell office:value-type="string">
            <text:p>anat:OS-abdomen-sup</text:p>
          </table:table-cell>
          <table:table-cell office:value-type="string">
            <text:p>anat:ARTI-abdomen-sup</text:p>
          </table:table-cell>
          <table:table-cell office:value-type="string">
            <text:p>anat:LGMT-abdomen-sup</text:p>
          </table:table-cell>
          <table:table-cell office:value-type="string">
            <text:p>anat:MSCL-abdomen-sup</text:p>
          </table:table-cell>
        </table:table-row>
        <table:table-row table:style-name="ro1">
          <table:table-cell office:value-type="string">
            <text:p>anat:OA-abdomen-inf</text:p>
          </table:table-cell>
          <table:table-cell office:value-type="string">
            <text:p>anat:OS-abdomen-inf</text:p>
          </table:table-cell>
          <table:table-cell office:value-type="string">
            <text:p>anat:ARTI-abdomen-inf</text:p>
          </table:table-cell>
          <table:table-cell office:value-type="string">
            <text:p>anat:LGMT-abdomen-inf</text:p>
          </table:table-cell>
          <table:table-cell office:value-type="string">
            <text:p>anat:MSCL-abdomen-inf</text:p>
          </table:table-cell>
        </table:table-row>
        <table:table-row table:style-name="ro1">
          <table:table-cell office:value-type="string">
            <text:p>anat:OA-pelvis-sup</text:p>
          </table:table-cell>
          <table:table-cell office:value-type="string">
            <text:p>anat:OS-pelvis-sup</text:p>
          </table:table-cell>
          <table:table-cell office:value-type="string">
            <text:p>anat:ARTI-pelvis-sup</text:p>
          </table:table-cell>
          <table:table-cell office:value-type="string">
            <text:p>anat:LGMT-pelvis-sup</text:p>
          </table:table-cell>
          <table:table-cell office:value-type="string">
            <text:p>anat:MSCL-pelvis-sup</text:p>
          </table:table-cell>
        </table:table-row>
        <table:table-row table:style-name="ro1">
          <table:table-cell office:value-type="string">
            <text:p>anat:OA-pelvis-inf</text:p>
          </table:table-cell>
          <table:table-cell office:value-type="string">
            <text:p>anat:OS-pelvis-inf</text:p>
          </table:table-cell>
          <table:table-cell office:value-type="string">
            <text:p>anat:ARTI-pelvis-inf</text:p>
          </table:table-cell>
          <table:table-cell office:value-type="string">
            <text:p>anat:LGMT-pelvis-inf</text:p>
          </table:table-cell>
          <table:table-cell office:value-type="string">
            <text:p>anat:MSCL-pelvis-inf</text:p>
          </table:table-cell>
        </table:table-row>
        <table:table-row table:style-name="ro1">
          <table:table-cell office:value-type="string">
            <text:p>anat:OA-ceinture-scap</text:p>
          </table:table-cell>
          <table:table-cell office:value-type="string">
            <text:p>anat:OS-ceinture-scap</text:p>
          </table:table-cell>
          <table:table-cell office:value-type="string">
            <text:p>anat:ARTI-ceinture-scap</text:p>
          </table:table-cell>
          <table:table-cell office:value-type="string">
            <text:p>anat:LGMT-ceinture-scap</text:p>
          </table:table-cell>
          <table:table-cell office:value-type="string">
            <text:p>anat:MSCL-ceinture-scap</text:p>
          </table:table-cell>
        </table:table-row>
        <table:table-row table:style-name="ro1">
          <table:table-cell office:value-type="string">
            <text:p>anat:OA-ceinture-scap-e</text:p>
          </table:table-cell>
          <table:table-cell office:value-type="string">
            <text:p>anat:OS-ceinture-scap-e</text:p>
          </table:table-cell>
          <table:table-cell office:value-type="string">
            <text:p>anat:ARTI-ceinture-scap-e</text:p>
          </table:table-cell>
          <table:table-cell office:value-type="string">
            <text:p>anat:LGMT-ceinture-scap-e</text:p>
          </table:table-cell>
          <table:table-cell office:value-type="string">
            <text:p>anat:MSCL-ceinture-scap-e</text:p>
          </table:table-cell>
        </table:table-row>
        <table:table-row table:style-name="ro1">
          <table:table-cell office:value-type="string">
            <text:p>anat:OA-ceinture-pelv</text:p>
          </table:table-cell>
          <table:table-cell office:value-type="string">
            <text:p>anat:OS-ceinture-pelv</text:p>
          </table:table-cell>
          <table:table-cell office:value-type="string">
            <text:p>anat:ARTI-ceinture-pelv</text:p>
          </table:table-cell>
          <table:table-cell office:value-type="string">
            <text:p>anat:LGMT-ceinture-pelv</text:p>
          </table:table-cell>
          <table:table-cell office:value-type="string">
            <text:p>anat:MSCL-ceinture-pelv</text:p>
          </table:table-cell>
        </table:table-row>
        <table:table-row table:style-name="ro1">
          <table:table-cell office:value-type="string">
            <text:p>anat:OA-ceinture-pelv-e</text:p>
          </table:table-cell>
          <table:table-cell office:value-type="string">
            <text:p>anat:OS-ceinture-pelv-e</text:p>
          </table:table-cell>
          <table:table-cell office:value-type="string">
            <text:p>anat:ARTI-ceinture-pelv-e</text:p>
          </table:table-cell>
          <table:table-cell office:value-type="string">
            <text:p>anat:LGMT-ceinture-pelv-e</text:p>
          </table:table-cell>
          <table:table-cell office:value-type="string">
            <text:p>anat:MSCL-ceinture-pelv-e</text:p>
          </table:table-cell>
        </table:table-row>
        <table:table-row table:style-name="ro1">
          <table:table-cell office:value-type="string">
            <text:p>anat:OA-R-membre-sup</text:p>
          </table:table-cell>
          <table:table-cell office:value-type="string">
            <text:p>anat:OS-R-membre-sup</text:p>
          </table:table-cell>
          <table:table-cell office:value-type="string">
            <text:p>anat:ARTI-R-membre-sup</text:p>
          </table:table-cell>
          <table:table-cell office:value-type="string">
            <text:p>anat:LGMT-R-membre-sup</text:p>
          </table:table-cell>
          <table:table-cell office:value-type="string">
            <text:p>anat:MSCL-R-membre-sup</text:p>
          </table:table-cell>
        </table:table-row>
        <table:table-row table:style-name="ro1">
          <table:table-cell office:value-type="string">
            <text:p>anat:OA-L-membre-sup</text:p>
          </table:table-cell>
          <table:table-cell office:value-type="string">
            <text:p>anat:OS-L-membre-sup</text:p>
          </table:table-cell>
          <table:table-cell office:value-type="string">
            <text:p>anat:ARTI-L-membre-sup</text:p>
          </table:table-cell>
          <table:table-cell office:value-type="string">
            <text:p>anat:LGMT-L-membre-sup</text:p>
          </table:table-cell>
          <table:table-cell office:value-type="string">
            <text:p>anat:MSCL-L-membre-sup</text:p>
          </table:table-cell>
        </table:table-row>
        <table:table-row table:style-name="ro1">
          <table:table-cell office:value-type="string">
            <text:p>anat:OA-R-membre-inf</text:p>
          </table:table-cell>
          <table:table-cell office:value-type="string">
            <text:p>anat:OS-R-membre-inf</text:p>
          </table:table-cell>
          <table:table-cell office:value-type="string">
            <text:p>anat:ARTI-R-membre-inf</text:p>
          </table:table-cell>
          <table:table-cell office:value-type="string">
            <text:p>anat:LGMT-R-membre-inf</text:p>
          </table:table-cell>
          <table:table-cell office:value-type="string">
            <text:p>anat:MSCL-R-membre-inf</text:p>
          </table:table-cell>
        </table:table-row>
        <table:table-row table:style-name="ro1">
          <table:table-cell office:value-type="string">
            <text:p>anat:OA-L-membre-inf</text:p>
          </table:table-cell>
          <table:table-cell office:value-type="string">
            <text:p>anat:OS-L-membre-inf</text:p>
          </table:table-cell>
          <table:table-cell office:value-type="string">
            <text:p>anat:ARTI-L-membre-inf</text:p>
          </table:table-cell>
          <table:table-cell office:value-type="string">
            <text:p>anat:LGMT-L-membre-inf</text:p>
          </table:table-cell>
          <table:table-cell office:value-type="string">
            <text:p>anat:MSCL-L-membre-inf</text:p>
          </table:table-cell>
        </table:table-row>
        <table:table-row table:style-name="ro1">
          <table:table-cell office:value-type="string">
            <text:p>anat:OA-R-bras</text:p>
          </table:table-cell>
          <table:table-cell office:value-type="string">
            <text:p>anat:OS-R-bras</text:p>
          </table:table-cell>
          <table:table-cell office:value-type="string">
            <text:p>anat:ARTI-R-bras</text:p>
          </table:table-cell>
          <table:table-cell office:value-type="string">
            <text:p>anat:LGMT-R-bras</text:p>
          </table:table-cell>
          <table:table-cell office:value-type="string">
            <text:p>anat:MSCL-R-bras</text:p>
          </table:table-cell>
        </table:table-row>
        <table:table-row table:style-name="ro1">
          <table:table-cell office:value-type="string">
            <text:p>anat:OA-L-bras</text:p>
          </table:table-cell>
          <table:table-cell office:value-type="string">
            <text:p>anat:OS-L-bras</text:p>
          </table:table-cell>
          <table:table-cell office:value-type="string">
            <text:p>anat:ARTI-L-bras</text:p>
          </table:table-cell>
          <table:table-cell office:value-type="string">
            <text:p>anat:LGMT-L-bras</text:p>
          </table:table-cell>
          <table:table-cell office:value-type="string">
            <text:p>anat:MSCL-L-bras</text:p>
          </table:table-cell>
        </table:table-row>
        <table:table-row table:style-name="ro1">
          <table:table-cell office:value-type="string">
            <text:p>anat:OA-R-avt-bras</text:p>
          </table:table-cell>
          <table:table-cell office:value-type="string">
            <text:p>anat:OS-R-avt-bras</text:p>
          </table:table-cell>
          <table:table-cell office:value-type="string">
            <text:p>anat:ARTI-R-avt-bras</text:p>
          </table:table-cell>
          <table:table-cell office:value-type="string">
            <text:p>anat:LGMT-R-avt-bras</text:p>
          </table:table-cell>
          <table:table-cell office:value-type="string">
            <text:p>anat:MSCL-R-avt-bras</text:p>
          </table:table-cell>
        </table:table-row>
        <table:table-row table:style-name="ro1">
          <table:table-cell office:value-type="string">
            <text:p>anat:OA-L-avt-bras</text:p>
          </table:table-cell>
          <table:table-cell office:value-type="string">
            <text:p>anat:OS-L-avt-bras</text:p>
          </table:table-cell>
          <table:table-cell office:value-type="string">
            <text:p>anat:ARTI-L-avt-bras</text:p>
          </table:table-cell>
          <table:table-cell office:value-type="string">
            <text:p>anat:LGMT-L-avt-bras</text:p>
          </table:table-cell>
          <table:table-cell office:value-type="string">
            <text:p>anat:MSCL-L-avt-bras</text:p>
          </table:table-cell>
        </table:table-row>
        <table:table-row table:style-name="ro1">
          <table:table-cell office:value-type="string">
            <text:p>anat:OA-R-main</text:p>
          </table:table-cell>
          <table:table-cell office:value-type="string">
            <text:p>anat:OS-R-main</text:p>
          </table:table-cell>
          <table:table-cell office:value-type="string">
            <text:p>anat:ARTI-R-main</text:p>
          </table:table-cell>
          <table:table-cell office:value-type="string">
            <text:p>anat:LGMT-R-main</text:p>
          </table:table-cell>
          <table:table-cell office:value-type="string">
            <text:p>anat:MSCL-R-main</text:p>
          </table:table-cell>
        </table:table-row>
        <table:table-row table:style-name="ro1">
          <table:table-cell office:value-type="string">
            <text:p>anat:OA-L-main</text:p>
          </table:table-cell>
          <table:table-cell office:value-type="string">
            <text:p>anat:OS-L-main</text:p>
          </table:table-cell>
          <table:table-cell office:value-type="string">
            <text:p>anat:ARTI-L-main</text:p>
          </table:table-cell>
          <table:table-cell office:value-type="string">
            <text:p>anat:LGMT-L-main</text:p>
          </table:table-cell>
          <table:table-cell office:value-type="string">
            <text:p>anat:MSCL-L-main</text:p>
          </table:table-cell>
        </table:table-row>
        <table:table-row table:style-name="ro1">
          <table:table-cell office:value-type="string">
            <text:p>anat:OA-R-cuisse</text:p>
          </table:table-cell>
          <table:table-cell office:value-type="string">
            <text:p>anat:OS-R-cuisse</text:p>
          </table:table-cell>
          <table:table-cell office:value-type="string">
            <text:p>anat:ARTI-R-cuisse</text:p>
          </table:table-cell>
          <table:table-cell office:value-type="string">
            <text:p>anat:LGMT-R-cuisse</text:p>
          </table:table-cell>
          <table:table-cell office:value-type="string">
            <text:p>anat:MSCL-R-cuisse</text:p>
          </table:table-cell>
        </table:table-row>
        <table:table-row table:style-name="ro1">
          <table:table-cell office:value-type="string">
            <text:p>anat:OA-L-cuisse</text:p>
          </table:table-cell>
          <table:table-cell office:value-type="string">
            <text:p>anat:OS-L-cuisse</text:p>
          </table:table-cell>
          <table:table-cell office:value-type="string">
            <text:p>anat:ARTI-L-cuisse</text:p>
          </table:table-cell>
          <table:table-cell office:value-type="string">
            <text:p>anat:LGMT-L-cuisse</text:p>
          </table:table-cell>
          <table:table-cell office:value-type="string">
            <text:p>anat:MSCL-L-cuisse</text:p>
          </table:table-cell>
        </table:table-row>
        <table:table-row table:style-name="ro1">
          <table:table-cell office:value-type="string">
            <text:p>anat:OA-R-jambe</text:p>
          </table:table-cell>
          <table:table-cell office:value-type="string">
            <text:p>anat:OS-R-jambe</text:p>
          </table:table-cell>
          <table:table-cell office:value-type="string">
            <text:p>anat:ARTI-R-jambe</text:p>
          </table:table-cell>
          <table:table-cell office:value-type="string">
            <text:p>anat:LGMT-R-jambe</text:p>
          </table:table-cell>
          <table:table-cell office:value-type="string">
            <text:p>anat:MSCL-R-jambe</text:p>
          </table:table-cell>
        </table:table-row>
        <table:table-row table:style-name="ro1">
          <table:table-cell office:value-type="string">
            <text:p>anat:OA-L-jambe</text:p>
          </table:table-cell>
          <table:table-cell office:value-type="string">
            <text:p>anat:OS-L-jambe</text:p>
          </table:table-cell>
          <table:table-cell office:value-type="string">
            <text:p>anat:ARTI-L-jambe</text:p>
          </table:table-cell>
          <table:table-cell office:value-type="string">
            <text:p>anat:LGMT-L-jambe</text:p>
          </table:table-cell>
          <table:table-cell office:value-type="string">
            <text:p>anat:MSCL-L-jambe</text:p>
          </table:table-cell>
        </table:table-row>
        <table:table-row table:style-name="ro1">
          <table:table-cell office:value-type="string">
            <text:p>anat:OA-R-pied</text:p>
          </table:table-cell>
          <table:table-cell office:value-type="string">
            <text:p>anat:OS-R-pied</text:p>
          </table:table-cell>
          <table:table-cell office:value-type="string">
            <text:p>anat:ARTI-R-pied</text:p>
          </table:table-cell>
          <table:table-cell office:value-type="string">
            <text:p>anat:LGMT-R-pied</text:p>
          </table:table-cell>
          <table:table-cell office:value-type="string">
            <text:p>anat:MSCL-R-pied</text:p>
          </table:table-cell>
        </table:table-row>
        <table:table-row table:style-name="ro1">
          <table:table-cell office:value-type="string">
            <text:p>anat:OA-L-pied</text:p>
          </table:table-cell>
          <table:table-cell office:value-type="string">
            <text:p>anat:OS-L-pied</text:p>
          </table:table-cell>
          <table:table-cell office:value-type="string">
            <text:p>anat:ARTI-L-pied</text:p>
          </table:table-cell>
          <table:table-cell office:value-type="string">
            <text:p>anat:LGMT-L-pied</text:p>
          </table:table-cell>
          <table:table-cell office:value-type="string">
            <text:p>anat:MSCL-L-pied</text:p>
          </table:table-cell>
        </table:table-row>
        <table:table-row table:style-name="ro1">
          <table:table-cell office:value-type="string">
            <text:p>anat:OA-R-pied-ant</text:p>
          </table:table-cell>
          <table:table-cell office:value-type="string">
            <text:p>anat:OS-R-pied-ant</text:p>
          </table:table-cell>
          <table:table-cell office:value-type="string">
            <text:p>anat:ARTI-R-pied-ant</text:p>
          </table:table-cell>
          <table:table-cell office:value-type="string">
            <text:p>anat:LGMT-R-pied-ant</text:p>
          </table:table-cell>
          <table:table-cell office:value-type="string">
            <text:p>anat:MSCL-R-pied-ant</text:p>
          </table:table-cell>
        </table:table-row>
        <table:table-row table:style-name="ro1">
          <table:table-cell office:value-type="string">
            <text:p>anat:OA-L-pied-ant</text:p>
          </table:table-cell>
          <table:table-cell office:value-type="string">
            <text:p>anat:OS-L-pied-ant</text:p>
          </table:table-cell>
          <table:table-cell office:value-type="string">
            <text:p>anat:ARTI-L-pied-ant</text:p>
          </table:table-cell>
          <table:table-cell office:value-type="string">
            <text:p>anat:LGMT-L-pied-ant</text:p>
          </table:table-cell>
          <table:table-cell office:value-type="string">
            <text:p>anat:MSCL-L-pied-ant</text:p>
          </table:table-cell>
        </table:table-row>
        <table:table-row table:style-name="ro1">
          <table:table-cell office:value-type="string">
            <text:p>anat:OA-R-pied-moy</text:p>
          </table:table-cell>
          <table:table-cell office:value-type="string">
            <text:p>anat:OS-R-pied-moy</text:p>
          </table:table-cell>
          <table:table-cell office:value-type="string">
            <text:p>anat:ARTI-R-pied-moy</text:p>
          </table:table-cell>
          <table:table-cell office:value-type="string">
            <text:p>anat:LGMT-R-pied-moy</text:p>
          </table:table-cell>
          <table:table-cell office:value-type="string">
            <text:p>anat:MSCL-R-pied-moy</text:p>
          </table:table-cell>
        </table:table-row>
        <table:table-row table:style-name="ro1">
          <table:table-cell office:value-type="string">
            <text:p>anat:OA-L-pied-moy</text:p>
          </table:table-cell>
          <table:table-cell office:value-type="string">
            <text:p>anat:OS-L-pied-moy</text:p>
          </table:table-cell>
          <table:table-cell office:value-type="string">
            <text:p>anat:ARTI-L-pied-moy</text:p>
          </table:table-cell>
          <table:table-cell office:value-type="string">
            <text:p>anat:LGMT-L-pied-moy</text:p>
          </table:table-cell>
          <table:table-cell office:value-type="string">
            <text:p>anat:MSCL-L-pied-moy</text:p>
          </table:table-cell>
        </table:table-row>
        <table:table-row table:style-name="ro1">
          <table:table-cell office:value-type="string">
            <text:p>anat:OA-R-pied-post</text:p>
          </table:table-cell>
          <table:table-cell office:value-type="string">
            <text:p>anat:OS-R-pied-post</text:p>
          </table:table-cell>
          <table:table-cell office:value-type="string">
            <text:p>anat:ARTI-R-pied-post</text:p>
          </table:table-cell>
          <table:table-cell office:value-type="string">
            <text:p>anat:LGMT-R-pied-post</text:p>
          </table:table-cell>
          <table:table-cell office:value-type="string">
            <text:p>anat:MSCL-R-pied-post</text:p>
          </table:table-cell>
        </table:table-row>
        <table:table-row table:style-name="ro1">
          <table:table-cell office:value-type="string">
            <text:p>anat:OA-L-pied-post</text:p>
          </table:table-cell>
          <table:table-cell office:value-type="string">
            <text:p>anat:OS-L-pied-post</text:p>
          </table:table-cell>
          <table:table-cell office:value-type="string">
            <text:p>anat:ARTI-L-pied-post</text:p>
          </table:table-cell>
          <table:table-cell office:value-type="string">
            <text:p>anat:LGMT-L-pied-post</text:p>
          </table:table-cell>
          <table:table-cell office:value-type="string">
            <text:p>anat:MSCL-L-pied-post</text:p>
          </table:table-cell>
        </table:table-row>
        <table:table-row table:style-name="ro1">
          <table:table-cell office:value-type="string">
            <text:p>anat:OA-R-pied-int</text:p>
          </table:table-cell>
          <table:table-cell office:value-type="string">
            <text:p>anat:OS-R-pied-int</text:p>
          </table:table-cell>
          <table:table-cell office:value-type="string">
            <text:p>anat:ARTI-R-pied-int</text:p>
          </table:table-cell>
          <table:table-cell office:value-type="string">
            <text:p>anat:LGMT-R-pied-int</text:p>
          </table:table-cell>
          <table:table-cell office:value-type="string">
            <text:p>anat:MSCL-R-pied-int</text:p>
          </table:table-cell>
        </table:table-row>
        <table:table-row table:style-name="ro1">
          <table:table-cell office:value-type="string">
            <text:p>anat:OA-L-pied-int</text:p>
          </table:table-cell>
          <table:table-cell office:value-type="string">
            <text:p>anat:OS-L-pied-int</text:p>
          </table:table-cell>
          <table:table-cell office:value-type="string">
            <text:p>anat:ARTI-L-pied-int</text:p>
          </table:table-cell>
          <table:table-cell office:value-type="string">
            <text:p>anat:LGMT-L-pied-int</text:p>
          </table:table-cell>
          <table:table-cell office:value-type="string">
            <text:p>anat:MSCL-L-pied-int</text:p>
          </table:table-cell>
        </table:table-row>
        <table:table-row table:style-name="ro1">
          <table:table-cell office:value-type="string">
            <text:p>anat:OA-R-pied-ext</text:p>
          </table:table-cell>
          <table:table-cell office:value-type="string">
            <text:p>anat:OS-R-pied-ext</text:p>
          </table:table-cell>
          <table:table-cell office:value-type="string">
            <text:p>anat:ARTI-R-pied-ext</text:p>
          </table:table-cell>
          <table:table-cell office:value-type="string">
            <text:p>anat:LGMT-R-pied-ext</text:p>
          </table:table-cell>
          <table:table-cell office:value-type="string">
            <text:p>anat:MSCL-R-pied-ext</text:p>
          </table:table-cell>
        </table:table-row>
        <table:table-row table:style-name="ro1">
          <table:table-cell office:value-type="string">
            <text:p>anat:OA-L-pied-ext</text:p>
          </table:table-cell>
          <table:table-cell office:value-type="string">
            <text:p>anat:OS-L-pied-ext</text:p>
          </table:table-cell>
          <table:table-cell office:value-type="string">
            <text:p>anat:ARTI-L-pied-ext</text:p>
          </table:table-cell>
          <table:table-cell office:value-type="string">
            <text:p>anat:LGMT-L-pied-ext</text:p>
          </table:table-cell>
          <table:table-cell office:value-type="string">
            <text:p>anat:MSCL-L-pied-ext</text:p>
          </table:table-cell>
        </table:table-row>
        <table:table-row table:style-name="ro1">
          <table:table-cell office:value-type="string">
            <text:p>anat:OA-R-epaule</text:p>
          </table:table-cell>
          <table:table-cell office:value-type="string">
            <text:p>anat:OS-R-epaule</text:p>
          </table:table-cell>
          <table:table-cell office:value-type="string">
            <text:p>anat:ARTI-R-epaule</text:p>
          </table:table-cell>
          <table:table-cell office:value-type="string">
            <text:p>anat:LGMT-R-epaule</text:p>
          </table:table-cell>
          <table:table-cell office:value-type="string">
            <text:p>anat:MSCL-R-epaule</text:p>
          </table:table-cell>
        </table:table-row>
        <table:table-row table:style-name="ro1">
          <table:table-cell office:value-type="string">
            <text:p>anat:OA-L-epaule</text:p>
          </table:table-cell>
          <table:table-cell office:value-type="string">
            <text:p>anat:OS-L-epaule</text:p>
          </table:table-cell>
          <table:table-cell office:value-type="string">
            <text:p>anat:ARTI-L-epaule</text:p>
          </table:table-cell>
          <table:table-cell office:value-type="string">
            <text:p>anat:LGMT-L-epaule</text:p>
          </table:table-cell>
          <table:table-cell office:value-type="string">
            <text:p>anat:MSCL-L-epaule</text:p>
          </table:table-cell>
        </table:table-row>
        <table:table-row table:style-name="ro1">
          <table:table-cell office:value-type="string">
            <text:p>anat:OA-R-coude</text:p>
          </table:table-cell>
          <table:table-cell office:value-type="string">
            <text:p>anat:OS-R-coude</text:p>
          </table:table-cell>
          <table:table-cell office:value-type="string">
            <text:p>anat:ARTI-R-coude</text:p>
          </table:table-cell>
          <table:table-cell office:value-type="string">
            <text:p>anat:LGMT-R-coude</text:p>
          </table:table-cell>
          <table:table-cell office:value-type="string">
            <text:p>anat:MSCL-R-coude</text:p>
          </table:table-cell>
        </table:table-row>
        <table:table-row table:style-name="ro1">
          <table:table-cell office:value-type="string">
            <text:p>anat:OA-L-coude</text:p>
          </table:table-cell>
          <table:table-cell office:value-type="string">
            <text:p>anat:OS-L-coude</text:p>
          </table:table-cell>
          <table:table-cell office:value-type="string">
            <text:p>anat:ARTI-L-coude</text:p>
          </table:table-cell>
          <table:table-cell office:value-type="string">
            <text:p>anat:LGMT-L-coude</text:p>
          </table:table-cell>
          <table:table-cell office:value-type="string">
            <text:p>anat:MSCL-L-coude</text:p>
          </table:table-cell>
        </table:table-row>
        <table:table-row table:style-name="ro1">
          <table:table-cell office:value-type="string">
            <text:p>anat:OA-R-poignet</text:p>
          </table:table-cell>
          <table:table-cell office:value-type="string">
            <text:p>anat:OS-R-poignet</text:p>
          </table:table-cell>
          <table:table-cell office:value-type="string">
            <text:p>anat:ARTI-R-poignet</text:p>
          </table:table-cell>
          <table:table-cell office:value-type="string">
            <text:p>anat:LGMT-R-poignet</text:p>
          </table:table-cell>
          <table:table-cell office:value-type="string">
            <text:p>anat:MSCL-R-poignet</text:p>
          </table:table-cell>
        </table:table-row>
        <table:table-row table:style-name="ro1">
          <table:table-cell office:value-type="string">
            <text:p>anat:OA-L-poignet</text:p>
          </table:table-cell>
          <table:table-cell office:value-type="string">
            <text:p>anat:OS-L-poignet</text:p>
          </table:table-cell>
          <table:table-cell office:value-type="string">
            <text:p>anat:ARTI-L-poignet</text:p>
          </table:table-cell>
          <table:table-cell office:value-type="string">
            <text:p>anat:LGMT-L-poignet</text:p>
          </table:table-cell>
          <table:table-cell office:value-type="string">
            <text:p>anat:MSCL-L-poignet</text:p>
          </table:table-cell>
        </table:table-row>
        <table:table-row table:style-name="ro1">
          <table:table-cell office:value-type="string">
            <text:p>anat:OA-R-hanche</text:p>
          </table:table-cell>
          <table:table-cell office:value-type="string">
            <text:p>anat:OS-R-hanche</text:p>
          </table:table-cell>
          <table:table-cell office:value-type="string">
            <text:p>anat:ARTI-R-hanche</text:p>
          </table:table-cell>
          <table:table-cell office:value-type="string">
            <text:p>anat:LGMT-R-hanche</text:p>
          </table:table-cell>
          <table:table-cell office:value-type="string">
            <text:p>anat:MSCL-R-hanche</text:p>
          </table:table-cell>
        </table:table-row>
        <table:table-row table:style-name="ro1">
          <table:table-cell office:value-type="string">
            <text:p>anat:OA-L-hanche</text:p>
          </table:table-cell>
          <table:table-cell office:value-type="string">
            <text:p>anat:OS-L-hanche</text:p>
          </table:table-cell>
          <table:table-cell office:value-type="string">
            <text:p>anat:ARTI-L-hanche</text:p>
          </table:table-cell>
          <table:table-cell office:value-type="string">
            <text:p>anat:LGMT-L-hanche</text:p>
          </table:table-cell>
          <table:table-cell office:value-type="string">
            <text:p>anat:MSCL-L-hanche</text:p>
          </table:table-cell>
        </table:table-row>
        <table:table-row table:style-name="ro1">
          <table:table-cell office:value-type="string">
            <text:p>anat:OA-R-genou</text:p>
          </table:table-cell>
          <table:table-cell office:value-type="string">
            <text:p>anat:OS-R-genou</text:p>
          </table:table-cell>
          <table:table-cell office:value-type="string">
            <text:p>anat:ARTI-R-genou</text:p>
          </table:table-cell>
          <table:table-cell office:value-type="string">
            <text:p>anat:LGMT-R-genou</text:p>
          </table:table-cell>
          <table:table-cell office:value-type="string">
            <text:p>anat:MSCL-R-genou</text:p>
          </table:table-cell>
        </table:table-row>
        <table:table-row table:style-name="ro1">
          <table:table-cell office:value-type="string">
            <text:p>anat:OA-L-genou</text:p>
          </table:table-cell>
          <table:table-cell office:value-type="string">
            <text:p>anat:OS-L-genou</text:p>
          </table:table-cell>
          <table:table-cell office:value-type="string">
            <text:p>anat:ARTI-L-genou</text:p>
          </table:table-cell>
          <table:table-cell office:value-type="string">
            <text:p>anat:LGMT-L-genou</text:p>
          </table:table-cell>
          <table:table-cell office:value-type="string">
            <text:p>anat:MSCL-L-genou</text:p>
          </table:table-cell>
        </table:table-row>
        <table:table-row table:style-name="ro1">
          <table:table-cell office:value-type="string">
            <text:p>anat:OA-R-cheville</text:p>
          </table:table-cell>
          <table:table-cell office:value-type="string">
            <text:p>anat:OS-R-cheville</text:p>
          </table:table-cell>
          <table:table-cell office:value-type="string">
            <text:p>anat:ARTI-R-cheville</text:p>
          </table:table-cell>
          <table:table-cell office:value-type="string">
            <text:p>anat:LGMT-R-cheville</text:p>
          </table:table-cell>
          <table:table-cell office:value-type="string">
            <text:p>anat:MSCL-R-cheville</text:p>
          </table:table-cell>
        </table:table-row>
        <table:table-row table:style-name="ro1">
          <table:table-cell office:value-type="string">
            <text:p>anat:OA-L-cheville</text:p>
          </table:table-cell>
          <table:table-cell office:value-type="string">
            <text:p>anat:OS-L-cheville</text:p>
          </table:table-cell>
          <table:table-cell office:value-type="string">
            <text:p>anat:ARTI-L-cheville</text:p>
          </table:table-cell>
          <table:table-cell office:value-type="string">
            <text:p>anat:LGMT-L-cheville</text:p>
          </table:table-cell>
          <table:table-cell office:value-type="string">
            <text:p>anat:MSCL-L-chevil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nat:OA-PA-unite-centrale</text:p>
          </table:table-cell>
          <table:table-cell office:value-type="string">
            <text:p>anat:OS-PA-unite-centrale</text:p>
          </table:table-cell>
          <table:table-cell office:value-type="string">
            <text:p>anat:ARTI-PA-unite-centrale</text:p>
          </table:table-cell>
          <table:table-cell office:value-type="string">
            <text:p>anat:LGMT-PA-unite-centrale</text:p>
          </table:table-cell>
          <table:table-cell office:value-type="string">
            <text:p>anat:MSCL-PA-unite-centrale</text:p>
          </table:table-cell>
        </table:table-row>
        <table:table-row table:style-name="ro1">
          <table:table-cell office:value-type="string">
            <text:p>anat:OA-AC-unite-centrale</text:p>
          </table:table-cell>
          <table:table-cell office:value-type="string">
            <text:p>anat:OS-AC-unite-centrale</text:p>
          </table:table-cell>
          <table:table-cell office:value-type="string">
            <text:p>anat:ARTI-AC-unite-centrale</text:p>
          </table:table-cell>
          <table:table-cell office:value-type="string">
            <text:p>anat:LGMT-AC-unite-centrale</text:p>
          </table:table-cell>
          <table:table-cell office:value-type="string">
            <text:p>anat:MSCL-AC-unite-centrale</text:p>
          </table:table-cell>
        </table:table-row>
        <table:table-row table:style-name="ro1">
          <table:table-cell office:value-type="string">
            <text:p>anat:OA-PP-unite-centrale</text:p>
          </table:table-cell>
          <table:table-cell office:value-type="string">
            <text:p>anat:OS-PP-unite-centrale</text:p>
          </table:table-cell>
          <table:table-cell office:value-type="string">
            <text:p>anat:ARTI-PP-unite-centrale</text:p>
          </table:table-cell>
          <table:table-cell office:value-type="string">
            <text:p>anat:LGMT-PP-unite-centrale</text:p>
          </table:table-cell>
          <table:table-cell office:value-type="string">
            <text:p>anat:MSCL-PP-unite-centrale</text:p>
          </table:table-cell>
        </table:table-row>
        <table:table-row table:style-name="ro1">
          <table:table-cell office:value-type="string">
            <text:p>anat:OA-PA-tronc</text:p>
          </table:table-cell>
          <table:table-cell office:value-type="string">
            <text:p>anat:OS-PA-tronc</text:p>
          </table:table-cell>
          <table:table-cell office:value-type="string">
            <text:p>anat:ARTI-PA-tronc</text:p>
          </table:table-cell>
          <table:table-cell office:value-type="string">
            <text:p>anat:LGMT-PA-tronc</text:p>
          </table:table-cell>
          <table:table-cell office:value-type="string">
            <text:p>anat:MSCL-PA-tronc</text:p>
          </table:table-cell>
        </table:table-row>
        <table:table-row table:style-name="ro1">
          <table:table-cell office:value-type="string">
            <text:p>anat:OA-AC-tronc</text:p>
          </table:table-cell>
          <table:table-cell office:value-type="string">
            <text:p>anat:OS-AC-tronc</text:p>
          </table:table-cell>
          <table:table-cell office:value-type="string">
            <text:p>anat:ARTI-AC-tronc</text:p>
          </table:table-cell>
          <table:table-cell office:value-type="string">
            <text:p>anat:LGMT-AC-tronc</text:p>
          </table:table-cell>
          <table:table-cell office:value-type="string">
            <text:p>anat:MSCL-AC-tronc</text:p>
          </table:table-cell>
        </table:table-row>
        <table:table-row table:style-name="ro1">
          <table:table-cell office:value-type="string">
            <text:p>anat:OA-PP-tronc</text:p>
          </table:table-cell>
          <table:table-cell office:value-type="string">
            <text:p>anat:OS-PP-tronc</text:p>
          </table:table-cell>
          <table:table-cell office:value-type="string">
            <text:p>anat:ARTI-PP-tronc</text:p>
          </table:table-cell>
          <table:table-cell office:value-type="string">
            <text:p>anat:LGMT-PP-tronc</text:p>
          </table:table-cell>
          <table:table-cell office:value-type="string">
            <text:p>anat:MSCL-PP-tronc</text:p>
          </table:table-cell>
        </table:table-row>
        <table:table-row table:style-name="ro1">
          <table:table-cell office:value-type="string">
            <text:p>anat:OA-PA-tete-cou</text:p>
          </table:table-cell>
          <table:table-cell office:value-type="string">
            <text:p>anat:OS-PA-tete-cou</text:p>
          </table:table-cell>
          <table:table-cell office:value-type="string">
            <text:p>anat:ARTI-PA-tete-cou</text:p>
          </table:table-cell>
          <table:table-cell office:value-type="string">
            <text:p>anat:LGMT-PA-tete-cou</text:p>
          </table:table-cell>
          <table:table-cell office:value-type="string">
            <text:p>anat:MSCL-PA-tete-cou</text:p>
          </table:table-cell>
        </table:table-row>
        <table:table-row table:style-name="ro1">
          <table:table-cell office:value-type="string">
            <text:p>anat:OA-AC-tete-cou</text:p>
          </table:table-cell>
          <table:table-cell office:value-type="string">
            <text:p>anat:OS-AC-tete-cou</text:p>
          </table:table-cell>
          <table:table-cell office:value-type="string">
            <text:p>anat:ARTI-AC-tete-cou</text:p>
          </table:table-cell>
          <table:table-cell office:value-type="string">
            <text:p>anat:LGMT-AC-tete-cou</text:p>
          </table:table-cell>
          <table:table-cell office:value-type="string">
            <text:p>anat:MSCL-AC-tete-cou</text:p>
          </table:table-cell>
        </table:table-row>
        <table:table-row table:style-name="ro1">
          <table:table-cell office:value-type="string">
            <text:p>anat:OA-PP-tete-cou</text:p>
          </table:table-cell>
          <table:table-cell office:value-type="string">
            <text:p>anat:OS-PP-tete-cou</text:p>
          </table:table-cell>
          <table:table-cell office:value-type="string">
            <text:p>anat:ARTI-PP-tete-cou</text:p>
          </table:table-cell>
          <table:table-cell office:value-type="string">
            <text:p>anat:LGMT-PP-tete-cou</text:p>
          </table:table-cell>
          <table:table-cell office:value-type="string">
            <text:p>anat:MSCL-PP-tete-cou</text:p>
          </table:table-cell>
        </table:table-row>
        <table:table-row table:style-name="ro1">
          <table:table-cell office:value-type="string">
            <text:p>anat:OA-PA-tete</text:p>
          </table:table-cell>
          <table:table-cell office:value-type="string">
            <text:p>anat:OS-PA-tete</text:p>
          </table:table-cell>
          <table:table-cell office:value-type="string">
            <text:p>anat:ARTI-PA-tete</text:p>
          </table:table-cell>
          <table:table-cell office:value-type="string">
            <text:p>anat:LGMT-PA-tete</text:p>
          </table:table-cell>
          <table:table-cell office:value-type="string">
            <text:p>anat:MSCL-PA-tete</text:p>
          </table:table-cell>
        </table:table-row>
        <table:table-row table:style-name="ro1">
          <table:table-cell office:value-type="string">
            <text:p>anat:OA-AC-tete</text:p>
          </table:table-cell>
          <table:table-cell office:value-type="string">
            <text:p>anat:OS-AC-tete</text:p>
          </table:table-cell>
          <table:table-cell office:value-type="string">
            <text:p>anat:ARTI-AC-tete</text:p>
          </table:table-cell>
          <table:table-cell office:value-type="string">
            <text:p>anat:LGMT-AC-tete</text:p>
          </table:table-cell>
          <table:table-cell office:value-type="string">
            <text:p>anat:MSCL-AC-tete</text:p>
          </table:table-cell>
        </table:table-row>
        <table:table-row table:style-name="ro1">
          <table:table-cell office:value-type="string">
            <text:p>anat:OA-PP-tete</text:p>
          </table:table-cell>
          <table:table-cell office:value-type="string">
            <text:p>anat:OS-PP-tete</text:p>
          </table:table-cell>
          <table:table-cell office:value-type="string">
            <text:p>anat:ARTI-PP-tete</text:p>
          </table:table-cell>
          <table:table-cell office:value-type="string">
            <text:p>anat:LGMT-PP-tete</text:p>
          </table:table-cell>
          <table:table-cell office:value-type="string">
            <text:p>anat:MSCL-PP-tete</text:p>
          </table:table-cell>
        </table:table-row>
        <table:table-row table:style-name="ro1">
          <table:table-cell office:value-type="string">
            <text:p>anat:OA-PA-cou</text:p>
          </table:table-cell>
          <table:table-cell office:value-type="string">
            <text:p>anat:OS-PA-cou</text:p>
          </table:table-cell>
          <table:table-cell office:value-type="string">
            <text:p>anat:ARTI-PA-cou</text:p>
          </table:table-cell>
          <table:table-cell office:value-type="string">
            <text:p>anat:LGMT-PA-cou</text:p>
          </table:table-cell>
          <table:table-cell office:value-type="string">
            <text:p>anat:MSCL-PA-cou</text:p>
          </table:table-cell>
        </table:table-row>
        <table:table-row table:style-name="ro1">
          <table:table-cell office:value-type="string">
            <text:p>anat:OA-AC-cou</text:p>
          </table:table-cell>
          <table:table-cell office:value-type="string">
            <text:p>anat:OS-AC-cou</text:p>
          </table:table-cell>
          <table:table-cell office:value-type="string">
            <text:p>anat:ARTI-AC-cou</text:p>
          </table:table-cell>
          <table:table-cell office:value-type="string">
            <text:p>anat:LGMT-AC-cou</text:p>
          </table:table-cell>
          <table:table-cell office:value-type="string">
            <text:p>anat:MSCL-AC-cou</text:p>
          </table:table-cell>
        </table:table-row>
        <table:table-row table:style-name="ro1">
          <table:table-cell office:value-type="string">
            <text:p>anat:OA-PP-cou</text:p>
          </table:table-cell>
          <table:table-cell office:value-type="string">
            <text:p>anat:OS-PP-cou</text:p>
          </table:table-cell>
          <table:table-cell office:value-type="string">
            <text:p>anat:ARTI-PP-cou</text:p>
          </table:table-cell>
          <table:table-cell office:value-type="string">
            <text:p>anat:LGMT-PP-cou</text:p>
          </table:table-cell>
          <table:table-cell office:value-type="string">
            <text:p>anat:MSCL-PP-cou</text:p>
          </table:table-cell>
        </table:table-row>
        <table:table-row table:style-name="ro1">
          <table:table-cell office:value-type="string">
            <text:p>anat:OA-PA-thorax</text:p>
          </table:table-cell>
          <table:table-cell office:value-type="string">
            <text:p>anat:OS-PA-thorax</text:p>
          </table:table-cell>
          <table:table-cell office:value-type="string">
            <text:p>anat:ARTI-PA-thorax</text:p>
          </table:table-cell>
          <table:table-cell office:value-type="string">
            <text:p>anat:LGMT-PA-thorax</text:p>
          </table:table-cell>
          <table:table-cell office:value-type="string">
            <text:p>anat:MSCL-PA-thorax</text:p>
          </table:table-cell>
        </table:table-row>
        <table:table-row table:style-name="ro1">
          <table:table-cell office:value-type="string">
            <text:p>anat:OA-AC-thorax</text:p>
          </table:table-cell>
          <table:table-cell office:value-type="string">
            <text:p>anat:OS-AC-thorax</text:p>
          </table:table-cell>
          <table:table-cell office:value-type="string">
            <text:p>anat:ARTI-AC-thorax</text:p>
          </table:table-cell>
          <table:table-cell office:value-type="string">
            <text:p>anat:LGMT-AC-thorax</text:p>
          </table:table-cell>
          <table:table-cell office:value-type="string">
            <text:p>anat:MSCL-AC-thorax</text:p>
          </table:table-cell>
        </table:table-row>
        <table:table-row table:style-name="ro1">
          <table:table-cell office:value-type="string">
            <text:p>anat:OA-PP-thorax</text:p>
          </table:table-cell>
          <table:table-cell office:value-type="string">
            <text:p>anat:OS-PP-thorax</text:p>
          </table:table-cell>
          <table:table-cell office:value-type="string">
            <text:p>anat:ARTI-PP-thorax</text:p>
          </table:table-cell>
          <table:table-cell office:value-type="string">
            <text:p>anat:LGMT-PP-thorax</text:p>
          </table:table-cell>
          <table:table-cell office:value-type="string">
            <text:p>anat:MSCL-PP-thorax</text:p>
          </table:table-cell>
        </table:table-row>
        <table:table-row table:style-name="ro1">
          <table:table-cell office:value-type="string">
            <text:p>anat:OA-PA-abdomen</text:p>
          </table:table-cell>
          <table:table-cell office:value-type="string">
            <text:p>anat:OS-PA-abdomen</text:p>
          </table:table-cell>
          <table:table-cell office:value-type="string">
            <text:p>anat:ARTI-PA-abdomen</text:p>
          </table:table-cell>
          <table:table-cell office:value-type="string">
            <text:p>anat:LGMT-PA-abdomen</text:p>
          </table:table-cell>
          <table:table-cell office:value-type="string">
            <text:p>anat:MSCL-PA-abdomen</text:p>
          </table:table-cell>
        </table:table-row>
        <table:table-row table:style-name="ro1">
          <table:table-cell office:value-type="string">
            <text:p>anat:OA-AC-abdomen</text:p>
          </table:table-cell>
          <table:table-cell office:value-type="string">
            <text:p>anat:OS-AC-abdomen</text:p>
          </table:table-cell>
          <table:table-cell office:value-type="string">
            <text:p>anat:ARTI-AC-abdomen</text:p>
          </table:table-cell>
          <table:table-cell office:value-type="string">
            <text:p>anat:LGMT-AC-abdomen</text:p>
          </table:table-cell>
          <table:table-cell office:value-type="string">
            <text:p>anat:MSCL-AC-abdomen</text:p>
          </table:table-cell>
        </table:table-row>
        <table:table-row table:style-name="ro1">
          <table:table-cell office:value-type="string">
            <text:p>anat:OA-PP-abdomen</text:p>
          </table:table-cell>
          <table:table-cell office:value-type="string">
            <text:p>anat:OS-PP-abdomen</text:p>
          </table:table-cell>
          <table:table-cell office:value-type="string">
            <text:p>anat:ARTI-PP-abdomen</text:p>
          </table:table-cell>
          <table:table-cell office:value-type="string">
            <text:p>anat:LGMT-PP-abdomen</text:p>
          </table:table-cell>
          <table:table-cell office:value-type="string">
            <text:p>anat:MSCL-PP-abdomen</text:p>
          </table:table-cell>
        </table:table-row>
        <table:table-row table:style-name="ro1">
          <table:table-cell office:value-type="string">
            <text:p>anat:OA-PA-pelvis</text:p>
          </table:table-cell>
          <table:table-cell office:value-type="string">
            <text:p>anat:OS-PA-pelvis</text:p>
          </table:table-cell>
          <table:table-cell office:value-type="string">
            <text:p>anat:ARTI-PA-pelvis</text:p>
          </table:table-cell>
          <table:table-cell office:value-type="string">
            <text:p>anat:LGMT-PA-pelvis</text:p>
          </table:table-cell>
          <table:table-cell office:value-type="string">
            <text:p>anat:MSCL-PA-pelvis</text:p>
          </table:table-cell>
        </table:table-row>
        <table:table-row table:style-name="ro1">
          <table:table-cell office:value-type="string">
            <text:p>anat:OA-AC-pelvis</text:p>
          </table:table-cell>
          <table:table-cell office:value-type="string">
            <text:p>anat:OS-AC-pelvis</text:p>
          </table:table-cell>
          <table:table-cell office:value-type="string">
            <text:p>anat:ARTI-AC-pelvis</text:p>
          </table:table-cell>
          <table:table-cell office:value-type="string">
            <text:p>anat:LGMT-AC-pelvis</text:p>
          </table:table-cell>
          <table:table-cell office:value-type="string">
            <text:p>anat:MSCL-AC-pelvis</text:p>
          </table:table-cell>
        </table:table-row>
        <table:table-row table:style-name="ro1">
          <table:table-cell office:value-type="string">
            <text:p>anat:OA-PP-pelvis</text:p>
          </table:table-cell>
          <table:table-cell office:value-type="string">
            <text:p>anat:OS-PP-pelvis</text:p>
          </table:table-cell>
          <table:table-cell office:value-type="string">
            <text:p>anat:ARTI-PP-pelvis</text:p>
          </table:table-cell>
          <table:table-cell office:value-type="string">
            <text:p>anat:LGMT-PP-pelvis</text:p>
          </table:table-cell>
          <table:table-cell office:value-type="string">
            <text:p>anat:MSCL-PP-pelvis</text:p>
          </table:table-cell>
        </table:table-row>
        <table:table-row table:style-name="ro1">
          <table:table-cell office:value-type="string">
            <text:p>anat:OA-PA-charn-C0-C1-C2</text:p>
          </table:table-cell>
          <table:table-cell office:value-type="string">
            <text:p>anat:OS-PA-charn-C0-C1-C2</text:p>
          </table:table-cell>
          <table:table-cell office:value-type="string">
            <text:p>anat:ARTI-PA-charn-C0-C1-C2</text:p>
          </table:table-cell>
          <table:table-cell office:value-type="string">
            <text:p>anat:LGMT-PA-charn-C0-C1-C2</text:p>
          </table:table-cell>
          <table:table-cell office:value-type="string">
            <text:p>anat:MSCL-PA-charn-C0-C1-C2</text:p>
          </table:table-cell>
        </table:table-row>
        <table:table-row table:style-name="ro1">
          <table:table-cell office:value-type="string">
            <text:p>anat:OA-AC-charn-C0-C1-C2</text:p>
          </table:table-cell>
          <table:table-cell office:value-type="string">
            <text:p>anat:OS-AC-charn-C0-C1-C2</text:p>
          </table:table-cell>
          <table:table-cell office:value-type="string">
            <text:p>anat:ARTI-AC-charn-C0-C1-C2</text:p>
          </table:table-cell>
          <table:table-cell office:value-type="string">
            <text:p>anat:LGMT-AC-charn-C0-C1-C2</text:p>
          </table:table-cell>
          <table:table-cell office:value-type="string">
            <text:p>anat:MSCL-AC-charn-C0-C1-C2</text:p>
          </table:table-cell>
        </table:table-row>
        <table:table-row table:style-name="ro1">
          <table:table-cell office:value-type="string">
            <text:p>anat:OA-PP-charn-C0-C1-C2</text:p>
          </table:table-cell>
          <table:table-cell office:value-type="string">
            <text:p>anat:OS-PP-charn-C0-C1-C2</text:p>
          </table:table-cell>
          <table:table-cell office:value-type="string">
            <text:p>anat:ARTI-PP-charn-C0-C1-C2</text:p>
          </table:table-cell>
          <table:table-cell office:value-type="string">
            <text:p>anat:LGMT-PP-charn-C0-C1-C2</text:p>
          </table:table-cell>
          <table:table-cell office:value-type="string">
            <text:p>anat:MSCL-PP-charn-C0-C1-C2</text:p>
          </table:table-cell>
        </table:table-row>
        <table:table-row table:style-name="ro1">
          <table:table-cell office:value-type="string">
            <text:p>anat:OA-PA-charn-C0-C1-C2-e</text:p>
          </table:table-cell>
          <table:table-cell office:value-type="string">
            <text:p>anat:OS-PA-charn-C0-C1-C2-e</text:p>
          </table:table-cell>
          <table:table-cell office:value-type="string">
            <text:p>anat:ARTI-PA-charn-C0-C1-C2-e</text:p>
          </table:table-cell>
          <table:table-cell office:value-type="string">
            <text:p>anat:LGMT-PA-charn-C0-C1-C2-e</text:p>
          </table:table-cell>
          <table:table-cell office:value-type="string">
            <text:p>anat:MSCL-PA-charn-C0-C1-C2-e</text:p>
          </table:table-cell>
        </table:table-row>
        <table:table-row table:style-name="ro1">
          <table:table-cell office:value-type="string">
            <text:p>anat:OA-AC-charn-C0-C1-C2-e</text:p>
          </table:table-cell>
          <table:table-cell office:value-type="string">
            <text:p>anat:OS-AC-charn-C0-C1-C2-e</text:p>
          </table:table-cell>
          <table:table-cell office:value-type="string">
            <text:p>anat:ARTI-AC-charn-C0-C1-C2-e</text:p>
          </table:table-cell>
          <table:table-cell office:value-type="string">
            <text:p>anat:LGMT-AC-charn-C0-C1-C2-e</text:p>
          </table:table-cell>
          <table:table-cell office:value-type="string">
            <text:p>anat:MSCL-AC-charn-C0-C1-C2-e</text:p>
          </table:table-cell>
        </table:table-row>
        <table:table-row table:style-name="ro1">
          <table:table-cell office:value-type="string">
            <text:p>anat:OA-PP-charn-C0-C1-C2-e</text:p>
          </table:table-cell>
          <table:table-cell office:value-type="string">
            <text:p>anat:OS-PP-charn-C0-C1-C2-e</text:p>
          </table:table-cell>
          <table:table-cell office:value-type="string">
            <text:p>anat:ARTI-PP-charn-C0-C1-C2-e</text:p>
          </table:table-cell>
          <table:table-cell office:value-type="string">
            <text:p>anat:LGMT-PP-charn-C0-C1-C2-e</text:p>
          </table:table-cell>
          <table:table-cell office:value-type="string">
            <text:p>anat:MSCL-PP-charn-C0-C1-C2-e</text:p>
          </table:table-cell>
        </table:table-row>
        <table:table-row table:style-name="ro1">
          <table:table-cell office:value-type="string">
            <text:p>anat:OA-PA-charn-C-T</text:p>
          </table:table-cell>
          <table:table-cell office:value-type="string">
            <text:p>anat:OS-PA-charn-C-T</text:p>
          </table:table-cell>
          <table:table-cell office:value-type="string">
            <text:p>anat:ARTI-PA-charn-C-T</text:p>
          </table:table-cell>
          <table:table-cell office:value-type="string">
            <text:p>anat:LGMT-PA-charn-C-T</text:p>
          </table:table-cell>
          <table:table-cell office:value-type="string">
            <text:p>anat:MSCL-PA-charn-C-T</text:p>
          </table:table-cell>
        </table:table-row>
        <table:table-row table:style-name="ro1">
          <table:table-cell office:value-type="string">
            <text:p>anat:OA-AC-charn-C-T</text:p>
          </table:table-cell>
          <table:table-cell office:value-type="string">
            <text:p>anat:OS-AC-charn-C-T</text:p>
          </table:table-cell>
          <table:table-cell office:value-type="string">
            <text:p>anat:ARTI-AC-charn-C-T</text:p>
          </table:table-cell>
          <table:table-cell office:value-type="string">
            <text:p>anat:LGMT-AC-charn-C-T</text:p>
          </table:table-cell>
          <table:table-cell office:value-type="string">
            <text:p>anat:MSCL-AC-charn-C-T</text:p>
          </table:table-cell>
        </table:table-row>
        <table:table-row table:style-name="ro1">
          <table:table-cell office:value-type="string">
            <text:p>anat:OA-PP-charn-C-T</text:p>
          </table:table-cell>
          <table:table-cell office:value-type="string">
            <text:p>anat:OS-PP-charn-C-T</text:p>
          </table:table-cell>
          <table:table-cell office:value-type="string">
            <text:p>anat:ARTI-PP-charn-C-T</text:p>
          </table:table-cell>
          <table:table-cell office:value-type="string">
            <text:p>anat:LGMT-PP-charn-C-T</text:p>
          </table:table-cell>
          <table:table-cell office:value-type="string">
            <text:p>anat:MSCL-PP-charn-C-T</text:p>
          </table:table-cell>
        </table:table-row>
        <table:table-row table:style-name="ro1">
          <table:table-cell office:value-type="string">
            <text:p>anat:OA-PA-charn-C-T-e</text:p>
          </table:table-cell>
          <table:table-cell office:value-type="string">
            <text:p>anat:OS-PA-charn-C-T-e</text:p>
          </table:table-cell>
          <table:table-cell office:value-type="string">
            <text:p>anat:ARTI-PA-charn-C-T-e</text:p>
          </table:table-cell>
          <table:table-cell office:value-type="string">
            <text:p>anat:LGMT-PA-charn-C-T-e</text:p>
          </table:table-cell>
          <table:table-cell office:value-type="string">
            <text:p>anat:MSCL-PA-charn-C-T-e</text:p>
          </table:table-cell>
        </table:table-row>
        <table:table-row table:style-name="ro1">
          <table:table-cell office:value-type="string">
            <text:p>anat:OA-AC-charn-C-T-e</text:p>
          </table:table-cell>
          <table:table-cell office:value-type="string">
            <text:p>anat:OS-AC-charn-C-T-e</text:p>
          </table:table-cell>
          <table:table-cell office:value-type="string">
            <text:p>anat:ARTI-AC-charn-C-T-e</text:p>
          </table:table-cell>
          <table:table-cell office:value-type="string">
            <text:p>anat:LGMT-AC-charn-C-T-e</text:p>
          </table:table-cell>
          <table:table-cell office:value-type="string">
            <text:p>anat:MSCL-AC-charn-C-T-e</text:p>
          </table:table-cell>
        </table:table-row>
        <table:table-row table:style-name="ro1">
          <table:table-cell office:value-type="string">
            <text:p>anat:OA-PP-charn-C-T-e</text:p>
          </table:table-cell>
          <table:table-cell office:value-type="string">
            <text:p>anat:OS-PP-charn-C-T-e</text:p>
          </table:table-cell>
          <table:table-cell office:value-type="string">
            <text:p>anat:ARTI-PP-charn-C-T-e</text:p>
          </table:table-cell>
          <table:table-cell office:value-type="string">
            <text:p>anat:LGMT-PP-charn-C-T-e</text:p>
          </table:table-cell>
          <table:table-cell office:value-type="string">
            <text:p>anat:MSCL-PP-charn-C-T-e</text:p>
          </table:table-cell>
        </table:table-row>
        <table:table-row table:style-name="ro1">
          <table:table-cell office:value-type="string">
            <text:p>anat:OA-PA-charn-T-L</text:p>
          </table:table-cell>
          <table:table-cell office:value-type="string">
            <text:p>anat:OS-PA-charn-T-L</text:p>
          </table:table-cell>
          <table:table-cell office:value-type="string">
            <text:p>anat:ARTI-PA-charn-T-L</text:p>
          </table:table-cell>
          <table:table-cell office:value-type="string">
            <text:p>anat:LGMT-PA-charn-T-L</text:p>
          </table:table-cell>
          <table:table-cell office:value-type="string">
            <text:p>anat:MSCL-PA-charn-T-L</text:p>
          </table:table-cell>
        </table:table-row>
        <table:table-row table:style-name="ro1">
          <table:table-cell office:value-type="string">
            <text:p>anat:OA-AC-charn-T-L</text:p>
          </table:table-cell>
          <table:table-cell office:value-type="string">
            <text:p>anat:OS-AC-charn-T-L</text:p>
          </table:table-cell>
          <table:table-cell office:value-type="string">
            <text:p>anat:ARTI-AC-charn-T-L</text:p>
          </table:table-cell>
          <table:table-cell office:value-type="string">
            <text:p>anat:LGMT-AC-charn-T-L</text:p>
          </table:table-cell>
          <table:table-cell office:value-type="string">
            <text:p>anat:MSCL-AC-charn-T-L</text:p>
          </table:table-cell>
        </table:table-row>
        <table:table-row table:style-name="ro1">
          <table:table-cell office:value-type="string">
            <text:p>anat:OA-PP-charn-T-L</text:p>
          </table:table-cell>
          <table:table-cell office:value-type="string">
            <text:p>anat:OS-PP-charn-T-L</text:p>
          </table:table-cell>
          <table:table-cell office:value-type="string">
            <text:p>anat:ARTI-PP-charn-T-L</text:p>
          </table:table-cell>
          <table:table-cell office:value-type="string">
            <text:p>anat:LGMT-PP-charn-T-L</text:p>
          </table:table-cell>
          <table:table-cell office:value-type="string">
            <text:p>anat:MSCL-PP-charn-T-L</text:p>
          </table:table-cell>
        </table:table-row>
        <table:table-row table:style-name="ro1">
          <table:table-cell office:value-type="string">
            <text:p>anat:OA-PA-charn-T-L-e</text:p>
          </table:table-cell>
          <table:table-cell office:value-type="string">
            <text:p>anat:OS-PA-charn-T-L-e</text:p>
          </table:table-cell>
          <table:table-cell office:value-type="string">
            <text:p>anat:ARTI-PA-charn-T-L-e</text:p>
          </table:table-cell>
          <table:table-cell office:value-type="string">
            <text:p>anat:LGMT-PA-charn-T-L-e</text:p>
          </table:table-cell>
          <table:table-cell office:value-type="string">
            <text:p>anat:MSCL-PA-charn-T-L-e</text:p>
          </table:table-cell>
        </table:table-row>
        <table:table-row table:style-name="ro1">
          <table:table-cell office:value-type="string">
            <text:p>anat:OA-AC-charn-T-L-e</text:p>
          </table:table-cell>
          <table:table-cell office:value-type="string">
            <text:p>anat:OS-AC-charn-T-L-e</text:p>
          </table:table-cell>
          <table:table-cell office:value-type="string">
            <text:p>anat:ARTI-AC-charn-T-L-e</text:p>
          </table:table-cell>
          <table:table-cell office:value-type="string">
            <text:p>anat:LGMT-AC-charn-T-L-e</text:p>
          </table:table-cell>
          <table:table-cell office:value-type="string">
            <text:p>anat:MSCL-AC-charn-T-L-e</text:p>
          </table:table-cell>
        </table:table-row>
        <table:table-row table:style-name="ro1">
          <table:table-cell office:value-type="string">
            <text:p>anat:OA-PP-charn-T-L-e</text:p>
          </table:table-cell>
          <table:table-cell office:value-type="string">
            <text:p>anat:OS-PP-charn-T-L-e</text:p>
          </table:table-cell>
          <table:table-cell office:value-type="string">
            <text:p>anat:ARTI-PP-charn-T-L-e</text:p>
          </table:table-cell>
          <table:table-cell office:value-type="string">
            <text:p>anat:LGMT-PP-charn-T-L-e</text:p>
          </table:table-cell>
          <table:table-cell office:value-type="string">
            <text:p>anat:MSCL-PP-charn-T-L-e</text:p>
          </table:table-cell>
        </table:table-row>
        <table:table-row table:style-name="ro1">
          <table:table-cell office:value-type="string">
            <text:p>anat:OA-PA-charn-L-S</text:p>
          </table:table-cell>
          <table:table-cell office:value-type="string">
            <text:p>anat:OS-PA-charn-L-S</text:p>
          </table:table-cell>
          <table:table-cell office:value-type="string">
            <text:p>anat:ARTI-PA-charn-L-S</text:p>
          </table:table-cell>
          <table:table-cell office:value-type="string">
            <text:p>anat:LGMT-PA-charn-L-S</text:p>
          </table:table-cell>
          <table:table-cell office:value-type="string">
            <text:p>anat:MSCL-PA-charn-L-S</text:p>
          </table:table-cell>
        </table:table-row>
        <table:table-row table:style-name="ro1">
          <table:table-cell office:value-type="string">
            <text:p>anat:OA-AC-charn-L-S</text:p>
          </table:table-cell>
          <table:table-cell office:value-type="string">
            <text:p>anat:OS-AC-charn-L-S</text:p>
          </table:table-cell>
          <table:table-cell office:value-type="string">
            <text:p>anat:ARTI-AC-charn-L-S</text:p>
          </table:table-cell>
          <table:table-cell office:value-type="string">
            <text:p>anat:LGMT-AC-charn-L-S</text:p>
          </table:table-cell>
          <table:table-cell office:value-type="string">
            <text:p>anat:MSCL-AC-charn-L-S</text:p>
          </table:table-cell>
        </table:table-row>
        <table:table-row table:style-name="ro1">
          <table:table-cell office:value-type="string">
            <text:p>anat:OA-PP-charn-L-S</text:p>
          </table:table-cell>
          <table:table-cell office:value-type="string">
            <text:p>anat:OS-PP-charn-L-S</text:p>
          </table:table-cell>
          <table:table-cell office:value-type="string">
            <text:p>anat:ARTI-PP-charn-L-S</text:p>
          </table:table-cell>
          <table:table-cell office:value-type="string">
            <text:p>anat:LGMT-PP-charn-L-S</text:p>
          </table:table-cell>
          <table:table-cell office:value-type="string">
            <text:p>anat:MSCL-PP-charn-L-S</text:p>
          </table:table-cell>
        </table:table-row>
        <table:table-row table:style-name="ro1">
          <table:table-cell office:value-type="string">
            <text:p>anat:OA-PA-charn-L-S-e</text:p>
          </table:table-cell>
          <table:table-cell office:value-type="string">
            <text:p>anat:OS-PA-charn-L-S-e</text:p>
          </table:table-cell>
          <table:table-cell office:value-type="string">
            <text:p>anat:ARTI-PA-charn-L-S-e</text:p>
          </table:table-cell>
          <table:table-cell office:value-type="string">
            <text:p>anat:LGMT-PA-charn-L-S-e</text:p>
          </table:table-cell>
          <table:table-cell office:value-type="string">
            <text:p>anat:MSCL-PA-charn-L-S-e</text:p>
          </table:table-cell>
        </table:table-row>
        <table:table-row table:style-name="ro1">
          <table:table-cell office:value-type="string">
            <text:p>anat:OA-AC-charn-L-S-e</text:p>
          </table:table-cell>
          <table:table-cell office:value-type="string">
            <text:p>anat:OS-AC-charn-L-S-e</text:p>
          </table:table-cell>
          <table:table-cell office:value-type="string">
            <text:p>anat:ARTI-AC-charn-L-S-e</text:p>
          </table:table-cell>
          <table:table-cell office:value-type="string">
            <text:p>anat:LGMT-AC-charn-L-S-e</text:p>
          </table:table-cell>
          <table:table-cell office:value-type="string">
            <text:p>anat:MSCL-AC-charn-L-S-e</text:p>
          </table:table-cell>
        </table:table-row>
        <table:table-row table:style-name="ro1">
          <table:table-cell office:value-type="string">
            <text:p>anat:OA-PP-charn-L-S-e</text:p>
          </table:table-cell>
          <table:table-cell office:value-type="string">
            <text:p>anat:OS-PP-charn-L-S-e</text:p>
          </table:table-cell>
          <table:table-cell office:value-type="string">
            <text:p>anat:ARTI-PP-charn-L-S-e</text:p>
          </table:table-cell>
          <table:table-cell office:value-type="string">
            <text:p>anat:LGMT-PP-charn-L-S-e</text:p>
          </table:table-cell>
          <table:table-cell office:value-type="string">
            <text:p>anat:MSCL-PP-charn-L-S-e</text:p>
          </table:table-cell>
        </table:table-row>
        <table:table-row table:style-name="ro1">
          <table:table-cell office:value-type="string">
            <text:p>anat:OA-PA-charn-S-Co</text:p>
          </table:table-cell>
          <table:table-cell office:value-type="string">
            <text:p>anat:OS-PA-charn-S-Co</text:p>
          </table:table-cell>
          <table:table-cell office:value-type="string">
            <text:p>anat:ARTI-PA-charn-S-Co</text:p>
          </table:table-cell>
          <table:table-cell office:value-type="string">
            <text:p>anat:LGMT-PA-charn-S-Co</text:p>
          </table:table-cell>
          <table:table-cell office:value-type="string">
            <text:p>anat:MSCL-PA-charn-S-Co</text:p>
          </table:table-cell>
        </table:table-row>
        <table:table-row table:style-name="ro1">
          <table:table-cell office:value-type="string">
            <text:p>anat:OA-AC-charn-S-Co</text:p>
          </table:table-cell>
          <table:table-cell office:value-type="string">
            <text:p>anat:OS-AC-charn-S-Co</text:p>
          </table:table-cell>
          <table:table-cell office:value-type="string">
            <text:p>anat:ARTI-AC-charn-S-Co</text:p>
          </table:table-cell>
          <table:table-cell office:value-type="string">
            <text:p>anat:LGMT-AC-charn-S-Co</text:p>
          </table:table-cell>
          <table:table-cell office:value-type="string">
            <text:p>anat:MSCL-AC-charn-S-Co</text:p>
          </table:table-cell>
        </table:table-row>
        <table:table-row table:style-name="ro1">
          <table:table-cell office:value-type="string">
            <text:p>anat:OA-PA-charn-S-Co-e</text:p>
          </table:table-cell>
          <table:table-cell office:value-type="string">
            <text:p>anat:OS-PA-charn-S-Co-e</text:p>
          </table:table-cell>
          <table:table-cell office:value-type="string">
            <text:p>anat:ARTI-PA-charn-S-Co-e</text:p>
          </table:table-cell>
          <table:table-cell office:value-type="string">
            <text:p>anat:LGMT-PA-charn-S-Co-e</text:p>
          </table:table-cell>
          <table:table-cell office:value-type="string">
            <text:p>anat:MSCL-PA-charn-S-Co-e</text:p>
          </table:table-cell>
        </table:table-row>
        <table:table-row table:style-name="ro1">
          <table:table-cell office:value-type="string">
            <text:p>anat:OA-AC-charn-S-Co-e</text:p>
          </table:table-cell>
          <table:table-cell office:value-type="string">
            <text:p>anat:OS-AC-charn-S-Co-e</text:p>
          </table:table-cell>
          <table:table-cell office:value-type="string">
            <text:p>anat:ARTI-AC-charn-S-Co-e</text:p>
          </table:table-cell>
          <table:table-cell office:value-type="string">
            <text:p>anat:LGMT-AC-charn-S-Co-e</text:p>
          </table:table-cell>
          <table:table-cell office:value-type="string">
            <text:p>anat:MSCL-AC-charn-S-Co-e</text:p>
          </table:table-cell>
        </table:table-row>
        <table:table-row table:style-name="ro1">
          <table:table-cell office:value-type="string">
            <text:p>anat:OA-PA-tete-ant</text:p>
          </table:table-cell>
          <table:table-cell office:value-type="string">
            <text:p>anat:OS-PA-tete-ant</text:p>
          </table:table-cell>
          <table:table-cell office:value-type="string">
            <text:p>anat:ARTI-PA-tete-ant</text:p>
          </table:table-cell>
          <table:table-cell office:value-type="string">
            <text:p>anat:LGMT-PA-tete-ant</text:p>
          </table:table-cell>
          <table:table-cell office:value-type="string">
            <text:p>anat:MSCL-PA-tete-ant</text:p>
          </table:table-cell>
        </table:table-row>
        <table:table-row table:style-name="ro1">
          <table:table-cell office:value-type="string">
            <text:p>anat:OA-AC-tete-ant</text:p>
          </table:table-cell>
          <table:table-cell office:value-type="string">
            <text:p>anat:OS-AC-tete-ant</text:p>
          </table:table-cell>
          <table:table-cell office:value-type="string">
            <text:p>anat:ARTI-AC-tete-ant</text:p>
          </table:table-cell>
          <table:table-cell office:value-type="string">
            <text:p>anat:LGMT-AC-tete-ant</text:p>
          </table:table-cell>
          <table:table-cell office:value-type="string">
            <text:p>anat:MSCL-AC-tete-ant</text:p>
          </table:table-cell>
        </table:table-row>
        <table:table-row table:style-name="ro1">
          <table:table-cell office:value-type="string">
            <text:p>anat:OA-PP-tete-ant</text:p>
          </table:table-cell>
          <table:table-cell office:value-type="string">
            <text:p>anat:OS-PP-tete-ant</text:p>
          </table:table-cell>
          <table:table-cell office:value-type="string">
            <text:p>anat:ARTI-PP-tete-ant</text:p>
          </table:table-cell>
          <table:table-cell office:value-type="string">
            <text:p>anat:LGMT-PP-tete-ant</text:p>
          </table:table-cell>
          <table:table-cell office:value-type="string">
            <text:p>anat:MSCL-PP-tete-ant</text:p>
          </table:table-cell>
        </table:table-row>
        <table:table-row table:style-name="ro1">
          <table:table-cell office:value-type="string">
            <text:p>anat:OA-PA-tete-moy</text:p>
          </table:table-cell>
          <table:table-cell office:value-type="string">
            <text:p>anat:OS-PA-tete-moy</text:p>
          </table:table-cell>
          <table:table-cell office:value-type="string">
            <text:p>anat:ARTI-PA-tete-moy</text:p>
          </table:table-cell>
          <table:table-cell office:value-type="string">
            <text:p>anat:LGMT-PA-tete-moy</text:p>
          </table:table-cell>
          <table:table-cell office:value-type="string">
            <text:p>anat:MSCL-PA-tete-moy</text:p>
          </table:table-cell>
        </table:table-row>
        <table:table-row table:style-name="ro1">
          <table:table-cell office:value-type="string">
            <text:p>anat:OA-AC-tete-moy</text:p>
          </table:table-cell>
          <table:table-cell office:value-type="string">
            <text:p>anat:OS-AC-tete-moy</text:p>
          </table:table-cell>
          <table:table-cell office:value-type="string">
            <text:p>anat:ARTI-AC-tete-moy</text:p>
          </table:table-cell>
          <table:table-cell office:value-type="string">
            <text:p>anat:LGMT-AC-tete-moy</text:p>
          </table:table-cell>
          <table:table-cell office:value-type="string">
            <text:p>anat:MSCL-AC-tete-moy</text:p>
          </table:table-cell>
        </table:table-row>
        <table:table-row table:style-name="ro1">
          <table:table-cell office:value-type="string">
            <text:p>anat:OA-PP-tete-moy</text:p>
          </table:table-cell>
          <table:table-cell office:value-type="string">
            <text:p>anat:OS-PP-tete-moy</text:p>
          </table:table-cell>
          <table:table-cell office:value-type="string">
            <text:p>anat:ARTI-PP-tete-moy</text:p>
          </table:table-cell>
          <table:table-cell office:value-type="string">
            <text:p>anat:LGMT-PP-tete-moy</text:p>
          </table:table-cell>
          <table:table-cell office:value-type="string">
            <text:p>anat:MSCL-PP-tete-moy</text:p>
          </table:table-cell>
        </table:table-row>
        <table:table-row table:style-name="ro1">
          <table:table-cell office:value-type="string">
            <text:p>anat:OA-PA-tete-post</text:p>
          </table:table-cell>
          <table:table-cell office:value-type="string">
            <text:p>anat:OS-PA-tete-post</text:p>
          </table:table-cell>
          <table:table-cell office:value-type="string">
            <text:p>anat:ARTI-PA-tete-post</text:p>
          </table:table-cell>
          <table:table-cell office:value-type="string">
            <text:p>anat:LGMT-PA-tete-post</text:p>
          </table:table-cell>
          <table:table-cell office:value-type="string">
            <text:p>anat:MSCL-PA-tete-post</text:p>
          </table:table-cell>
        </table:table-row>
        <table:table-row table:style-name="ro1">
          <table:table-cell office:value-type="string">
            <text:p>anat:OA-AC-tete-post</text:p>
          </table:table-cell>
          <table:table-cell office:value-type="string">
            <text:p>anat:OS-AC-tete-post</text:p>
          </table:table-cell>
          <table:table-cell office:value-type="string">
            <text:p>anat:ARTI-AC-tete-post</text:p>
          </table:table-cell>
          <table:table-cell office:value-type="string">
            <text:p>anat:LGMT-AC-tete-post</text:p>
          </table:table-cell>
          <table:table-cell office:value-type="string">
            <text:p>anat:MSCL-AC-tete-post</text:p>
          </table:table-cell>
        </table:table-row>
        <table:table-row table:style-name="ro1">
          <table:table-cell office:value-type="string">
            <text:p>anat:OA-PP-tete-post</text:p>
          </table:table-cell>
          <table:table-cell office:value-type="string">
            <text:p>anat:OS-PP-tete-post</text:p>
          </table:table-cell>
          <table:table-cell office:value-type="string">
            <text:p>anat:ARTI-PP-tete-post</text:p>
          </table:table-cell>
          <table:table-cell office:value-type="string">
            <text:p>anat:LGMT-PP-tete-post</text:p>
          </table:table-cell>
          <table:table-cell office:value-type="string">
            <text:p>anat:MSCL-PP-tete-post</text:p>
          </table:table-cell>
        </table:table-row>
        <table:table-row table:style-name="ro1">
          <table:table-cell office:value-type="string">
            <text:p>anat:OA-PA-cou-sup</text:p>
          </table:table-cell>
          <table:table-cell office:value-type="string">
            <text:p>anat:OS-PA-cou-sup</text:p>
          </table:table-cell>
          <table:table-cell office:value-type="string">
            <text:p>anat:ARTI-PA-cou-sup</text:p>
          </table:table-cell>
          <table:table-cell office:value-type="string">
            <text:p>anat:LGMT-PA-cou-sup</text:p>
          </table:table-cell>
          <table:table-cell office:value-type="string">
            <text:p>anat:MSCL-PA-cou-sup</text:p>
          </table:table-cell>
        </table:table-row>
        <table:table-row table:style-name="ro1">
          <table:table-cell office:value-type="string">
            <text:p>anat:OA-AC-cou-sup</text:p>
          </table:table-cell>
          <table:table-cell office:value-type="string">
            <text:p>anat:OS-AC-cou-sup</text:p>
          </table:table-cell>
          <table:table-cell office:value-type="string">
            <text:p>anat:ARTI-AC-cou-sup</text:p>
          </table:table-cell>
          <table:table-cell office:value-type="string">
            <text:p>anat:LGMT-AC-cou-sup</text:p>
          </table:table-cell>
          <table:table-cell office:value-type="string">
            <text:p>anat:MSCL-AC-cou-sup</text:p>
          </table:table-cell>
        </table:table-row>
        <table:table-row table:style-name="ro1">
          <table:table-cell office:value-type="string">
            <text:p>anat:OA-PP-cou-sup</text:p>
          </table:table-cell>
          <table:table-cell office:value-type="string">
            <text:p>anat:OS-PP-cou-sup</text:p>
          </table:table-cell>
          <table:table-cell office:value-type="string">
            <text:p>anat:ARTI-PP-cou-sup</text:p>
          </table:table-cell>
          <table:table-cell office:value-type="string">
            <text:p>anat:LGMT-PP-cou-sup</text:p>
          </table:table-cell>
          <table:table-cell office:value-type="string">
            <text:p>anat:MSCL-PP-cou-sup</text:p>
          </table:table-cell>
        </table:table-row>
        <table:table-row table:style-name="ro1">
          <table:table-cell office:value-type="string">
            <text:p>anat:OA-PA-cou-moy</text:p>
          </table:table-cell>
          <table:table-cell office:value-type="string">
            <text:p>anat:OS-PA-cou-moy</text:p>
          </table:table-cell>
          <table:table-cell office:value-type="string">
            <text:p>anat:ARTI-PA-cou-moy</text:p>
          </table:table-cell>
          <table:table-cell office:value-type="string">
            <text:p>anat:LGMT-PA-cou-moy</text:p>
          </table:table-cell>
          <table:table-cell office:value-type="string">
            <text:p>anat:MSCL-PA-cou-moy</text:p>
          </table:table-cell>
        </table:table-row>
        <table:table-row table:style-name="ro1">
          <table:table-cell office:value-type="string">
            <text:p>anat:OA-AC-cou-moy</text:p>
          </table:table-cell>
          <table:table-cell office:value-type="string">
            <text:p>anat:OS-AC-cou-moy</text:p>
          </table:table-cell>
          <table:table-cell office:value-type="string">
            <text:p>anat:ARTI-AC-cou-moy</text:p>
          </table:table-cell>
          <table:table-cell office:value-type="string">
            <text:p>anat:LGMT-AC-cou-moy</text:p>
          </table:table-cell>
          <table:table-cell office:value-type="string">
            <text:p>anat:MSCL-AC-cou-moy</text:p>
          </table:table-cell>
        </table:table-row>
        <table:table-row table:style-name="ro1">
          <table:table-cell office:value-type="string">
            <text:p>anat:OA-PP-cou-moy</text:p>
          </table:table-cell>
          <table:table-cell office:value-type="string">
            <text:p>anat:OS-PP-cou-moy</text:p>
          </table:table-cell>
          <table:table-cell office:value-type="string">
            <text:p>anat:ARTI-PP-cou-moy</text:p>
          </table:table-cell>
          <table:table-cell office:value-type="string">
            <text:p>anat:LGMT-PP-cou-moy</text:p>
          </table:table-cell>
          <table:table-cell office:value-type="string">
            <text:p>anat:MSCL-PP-cou-moy</text:p>
          </table:table-cell>
        </table:table-row>
        <table:table-row table:style-name="ro1">
          <table:table-cell office:value-type="string">
            <text:p>anat:OA-PA-cou-inf</text:p>
          </table:table-cell>
          <table:table-cell office:value-type="string">
            <text:p>anat:OS-PA-cou-inf</text:p>
          </table:table-cell>
          <table:table-cell office:value-type="string">
            <text:p>anat:ARTI-PA-cou-inf</text:p>
          </table:table-cell>
          <table:table-cell office:value-type="string">
            <text:p>anat:LGMT-PA-cou-inf</text:p>
          </table:table-cell>
          <table:table-cell office:value-type="string">
            <text:p>anat:MSCL-PA-cou-inf</text:p>
          </table:table-cell>
        </table:table-row>
        <table:table-row table:style-name="ro1">
          <table:table-cell office:value-type="string">
            <text:p>anat:OA-AC-cou-inf</text:p>
          </table:table-cell>
          <table:table-cell office:value-type="string">
            <text:p>anat:OS-AC-cou-inf</text:p>
          </table:table-cell>
          <table:table-cell office:value-type="string">
            <text:p>anat:ARTI-AC-cou-inf</text:p>
          </table:table-cell>
          <table:table-cell office:value-type="string">
            <text:p>anat:LGMT-AC-cou-inf</text:p>
          </table:table-cell>
          <table:table-cell office:value-type="string">
            <text:p>anat:MSCL-AC-cou-inf</text:p>
          </table:table-cell>
        </table:table-row>
        <table:table-row table:style-name="ro1">
          <table:table-cell office:value-type="string">
            <text:p>anat:OA-PP-cou-inf</text:p>
          </table:table-cell>
          <table:table-cell office:value-type="string">
            <text:p>anat:OS-PP-cou-inf</text:p>
          </table:table-cell>
          <table:table-cell office:value-type="string">
            <text:p>anat:ARTI-PP-cou-inf</text:p>
          </table:table-cell>
          <table:table-cell office:value-type="string">
            <text:p>anat:LGMT-PP-cou-inf</text:p>
          </table:table-cell>
          <table:table-cell office:value-type="string">
            <text:p>anat:MSCL-PP-cou-inf</text:p>
          </table:table-cell>
        </table:table-row>
        <table:table-row table:style-name="ro1">
          <table:table-cell office:value-type="string">
            <text:p>anat:OA-PA-thorax-sup</text:p>
          </table:table-cell>
          <table:table-cell office:value-type="string">
            <text:p>anat:OS-PA-thorax-sup</text:p>
          </table:table-cell>
          <table:table-cell office:value-type="string">
            <text:p>anat:ARTI-PA-thorax-sup</text:p>
          </table:table-cell>
          <table:table-cell office:value-type="string">
            <text:p>anat:LGMT-PA-thorax-sup</text:p>
          </table:table-cell>
          <table:table-cell office:value-type="string">
            <text:p>anat:MSCL-PA-thorax-sup</text:p>
          </table:table-cell>
        </table:table-row>
        <table:table-row table:style-name="ro1">
          <table:table-cell office:value-type="string">
            <text:p>anat:OA-AC-thorax-sup</text:p>
          </table:table-cell>
          <table:table-cell office:value-type="string">
            <text:p>anat:OS-AC-thorax-sup</text:p>
          </table:table-cell>
          <table:table-cell office:value-type="string">
            <text:p>anat:ARTI-AC-thorax-sup</text:p>
          </table:table-cell>
          <table:table-cell office:value-type="string">
            <text:p>anat:LGMT-AC-thorax-sup</text:p>
          </table:table-cell>
          <table:table-cell office:value-type="string">
            <text:p>anat:MSCL-AC-thorax-sup</text:p>
          </table:table-cell>
        </table:table-row>
        <table:table-row table:style-name="ro1">
          <table:table-cell office:value-type="string">
            <text:p>anat:OA-PP-thorax-sup</text:p>
          </table:table-cell>
          <table:table-cell office:value-type="string">
            <text:p>anat:OS-PP-thorax-sup</text:p>
          </table:table-cell>
          <table:table-cell office:value-type="string">
            <text:p>anat:ARTI-PP-thorax-sup</text:p>
          </table:table-cell>
          <table:table-cell office:value-type="string">
            <text:p>anat:LGMT-PP-thorax-sup</text:p>
          </table:table-cell>
          <table:table-cell office:value-type="string">
            <text:p>anat:MSCL-PP-thorax-sup</text:p>
          </table:table-cell>
        </table:table-row>
        <table:table-row table:style-name="ro1">
          <table:table-cell office:value-type="string">
            <text:p>anat:OA-PA-thorax-moy</text:p>
          </table:table-cell>
          <table:table-cell office:value-type="string">
            <text:p>anat:OS-PA-thorax-moy</text:p>
          </table:table-cell>
          <table:table-cell office:value-type="string">
            <text:p>anat:ARTI-PA-thorax-moy</text:p>
          </table:table-cell>
          <table:table-cell office:value-type="string">
            <text:p>anat:LGMT-PA-thorax-moy</text:p>
          </table:table-cell>
          <table:table-cell office:value-type="string">
            <text:p>anat:MSCL-PA-thorax-moy</text:p>
          </table:table-cell>
        </table:table-row>
        <table:table-row table:style-name="ro1">
          <table:table-cell office:value-type="string">
            <text:p>anat:OA-AC-thorax-moy</text:p>
          </table:table-cell>
          <table:table-cell office:value-type="string">
            <text:p>anat:OS-AC-thorax-moy</text:p>
          </table:table-cell>
          <table:table-cell office:value-type="string">
            <text:p>anat:ARTI-AC-thorax-moy</text:p>
          </table:table-cell>
          <table:table-cell office:value-type="string">
            <text:p>anat:LGMT-AC-thorax-moy</text:p>
          </table:table-cell>
          <table:table-cell office:value-type="string">
            <text:p>anat:MSCL-AC-thorax-moy</text:p>
          </table:table-cell>
        </table:table-row>
        <table:table-row table:style-name="ro1">
          <table:table-cell office:value-type="string">
            <text:p>anat:OA-PP-thorax-moy</text:p>
          </table:table-cell>
          <table:table-cell office:value-type="string">
            <text:p>anat:OS-PP-thorax-moy</text:p>
          </table:table-cell>
          <table:table-cell office:value-type="string">
            <text:p>anat:ARTI-PP-thorax-moy</text:p>
          </table:table-cell>
          <table:table-cell office:value-type="string">
            <text:p>anat:LGMT-PP-thorax-moy</text:p>
          </table:table-cell>
          <table:table-cell office:value-type="string">
            <text:p>anat:MSCL-PP-thorax-moy</text:p>
          </table:table-cell>
        </table:table-row>
        <table:table-row table:style-name="ro1">
          <table:table-cell office:value-type="string">
            <text:p>anat:OA-PA-thorax-inf</text:p>
          </table:table-cell>
          <table:table-cell office:value-type="string">
            <text:p>anat:OS-PA-thorax-inf</text:p>
          </table:table-cell>
          <table:table-cell office:value-type="string">
            <text:p>anat:ARTI-PA-thorax-inf</text:p>
          </table:table-cell>
          <table:table-cell office:value-type="string">
            <text:p>anat:LGMT-PA-thorax-inf</text:p>
          </table:table-cell>
          <table:table-cell office:value-type="string">
            <text:p>anat:MSCL-PA-thorax-inf</text:p>
          </table:table-cell>
        </table:table-row>
        <table:table-row table:style-name="ro1">
          <table:table-cell office:value-type="string">
            <text:p>anat:OA-AC-thorax-inf</text:p>
          </table:table-cell>
          <table:table-cell office:value-type="string">
            <text:p>anat:OS-AC-thorax-inf</text:p>
          </table:table-cell>
          <table:table-cell office:value-type="string">
            <text:p>anat:ARTI-AC-thorax-inf</text:p>
          </table:table-cell>
          <table:table-cell office:value-type="string">
            <text:p>anat:LGMT-AC-thorax-inf</text:p>
          </table:table-cell>
          <table:table-cell office:value-type="string">
            <text:p>anat:MSCL-AC-thorax-inf</text:p>
          </table:table-cell>
        </table:table-row>
        <table:table-row table:style-name="ro1">
          <table:table-cell office:value-type="string">
            <text:p>anat:OA-PP-thorax-inf</text:p>
          </table:table-cell>
          <table:table-cell office:value-type="string">
            <text:p>anat:OS-PP-thorax-inf</text:p>
          </table:table-cell>
          <table:table-cell office:value-type="string">
            <text:p>anat:ARTI-PP-thorax-inf</text:p>
          </table:table-cell>
          <table:table-cell office:value-type="string">
            <text:p>anat:LGMT-PP-thorax-inf</text:p>
          </table:table-cell>
          <table:table-cell office:value-type="string">
            <text:p>anat:MSCL-PP-thorax-inf</text:p>
          </table:table-cell>
        </table:table-row>
        <table:table-row table:style-name="ro1">
          <table:table-cell office:value-type="string">
            <text:p>anat:OA-PA-abdomen-sup</text:p>
          </table:table-cell>
          <table:table-cell office:value-type="string">
            <text:p>anat:OS-PA-abdomen-sup</text:p>
          </table:table-cell>
          <table:table-cell office:value-type="string">
            <text:p>anat:ARTI-PA-abdomen-sup</text:p>
          </table:table-cell>
          <table:table-cell office:value-type="string">
            <text:p>anat:LGMT-PA-abdomen-sup</text:p>
          </table:table-cell>
          <table:table-cell office:value-type="string">
            <text:p>anat:MSCL-PA-abdomen-sup</text:p>
          </table:table-cell>
        </table:table-row>
        <table:table-row table:style-name="ro1">
          <table:table-cell office:value-type="string">
            <text:p>anat:OA-AC-abdomen-sup</text:p>
          </table:table-cell>
          <table:table-cell office:value-type="string">
            <text:p>anat:OS-AC-abdomen-sup</text:p>
          </table:table-cell>
          <table:table-cell office:value-type="string">
            <text:p>anat:ARTI-AC-abdomen-sup</text:p>
          </table:table-cell>
          <table:table-cell office:value-type="string">
            <text:p>anat:LGMT-AC-abdomen-sup</text:p>
          </table:table-cell>
          <table:table-cell office:value-type="string">
            <text:p>anat:MSCL-AC-abdomen-sup</text:p>
          </table:table-cell>
        </table:table-row>
        <table:table-row table:style-name="ro1">
          <table:table-cell office:value-type="string">
            <text:p>anat:OA-PP-abdomen-sup</text:p>
          </table:table-cell>
          <table:table-cell office:value-type="string">
            <text:p>anat:OS-PP-abdomen-sup</text:p>
          </table:table-cell>
          <table:table-cell office:value-type="string">
            <text:p>anat:ARTI-PP-abdomen-sup</text:p>
          </table:table-cell>
          <table:table-cell office:value-type="string">
            <text:p>anat:LGMT-PP-abdomen-sup</text:p>
          </table:table-cell>
          <table:table-cell office:value-type="string">
            <text:p>anat:MSCL-PP-abdomen-sup</text:p>
          </table:table-cell>
        </table:table-row>
        <table:table-row table:style-name="ro1">
          <table:table-cell office:value-type="string">
            <text:p>anat:OA-PA-abdomen-inf</text:p>
          </table:table-cell>
          <table:table-cell office:value-type="string">
            <text:p>anat:OS-PA-abdomen-inf</text:p>
          </table:table-cell>
          <table:table-cell office:value-type="string">
            <text:p>anat:ARTI-PA-abdomen-inf</text:p>
          </table:table-cell>
          <table:table-cell office:value-type="string">
            <text:p>anat:LGMT-PA-abdomen-inf</text:p>
          </table:table-cell>
          <table:table-cell office:value-type="string">
            <text:p>anat:MSCL-PA-abdomen-inf</text:p>
          </table:table-cell>
        </table:table-row>
        <table:table-row table:style-name="ro1">
          <table:table-cell office:value-type="string">
            <text:p>anat:OA-AC-abdomen-inf</text:p>
          </table:table-cell>
          <table:table-cell office:value-type="string">
            <text:p>anat:OS-AC-abdomen-inf</text:p>
          </table:table-cell>
          <table:table-cell office:value-type="string">
            <text:p>anat:ARTI-AC-abdomen-inf</text:p>
          </table:table-cell>
          <table:table-cell office:value-type="string">
            <text:p>anat:LGMT-AC-abdomen-inf</text:p>
          </table:table-cell>
          <table:table-cell office:value-type="string">
            <text:p>anat:MSCL-AC-abdomen-inf</text:p>
          </table:table-cell>
        </table:table-row>
        <table:table-row table:style-name="ro1">
          <table:table-cell office:value-type="string">
            <text:p>anat:OA-PP-abdomen-inf</text:p>
          </table:table-cell>
          <table:table-cell office:value-type="string">
            <text:p>anat:OS-PP-abdomen-inf</text:p>
          </table:table-cell>
          <table:table-cell office:value-type="string">
            <text:p>anat:ARTI-PP-abdomen-inf</text:p>
          </table:table-cell>
          <table:table-cell office:value-type="string">
            <text:p>anat:LGMT-PP-abdomen-inf</text:p>
          </table:table-cell>
          <table:table-cell office:value-type="string">
            <text:p>anat:MSCL-PP-abdomen-inf</text:p>
          </table:table-cell>
        </table:table-row>
        <table:table-row table:style-name="ro1">
          <table:table-cell office:value-type="string">
            <text:p>anat:OA-PA-pelvis-sup</text:p>
          </table:table-cell>
          <table:table-cell office:value-type="string">
            <text:p>anat:OS-PA-pelvis-sup</text:p>
          </table:table-cell>
          <table:table-cell office:value-type="string">
            <text:p>anat:ARTI-PA-pelvis-sup</text:p>
          </table:table-cell>
          <table:table-cell office:value-type="string">
            <text:p>anat:LGMT-PA-pelvis-sup</text:p>
          </table:table-cell>
          <table:table-cell office:value-type="string">
            <text:p>anat:MSCL-PA-pelvis-sup</text:p>
          </table:table-cell>
        </table:table-row>
        <table:table-row table:style-name="ro1">
          <table:table-cell office:value-type="string">
            <text:p>anat:OA-AC-pelvis-sup</text:p>
          </table:table-cell>
          <table:table-cell office:value-type="string">
            <text:p>anat:OS-AC-pelvis-sup</text:p>
          </table:table-cell>
          <table:table-cell office:value-type="string">
            <text:p>anat:ARTI-AC-pelvis-sup</text:p>
          </table:table-cell>
          <table:table-cell office:value-type="string">
            <text:p>anat:LGMT-AC-pelvis-sup</text:p>
          </table:table-cell>
          <table:table-cell office:value-type="string">
            <text:p>anat:MSCL-AC-pelvis-sup</text:p>
          </table:table-cell>
        </table:table-row>
        <table:table-row table:style-name="ro1">
          <table:table-cell office:value-type="string">
            <text:p>anat:OA-PP-pelvis-sup</text:p>
          </table:table-cell>
          <table:table-cell office:value-type="string">
            <text:p>anat:OS-PP-pelvis-sup</text:p>
          </table:table-cell>
          <table:table-cell office:value-type="string">
            <text:p>anat:ARTI-PP-pelvis-sup</text:p>
          </table:table-cell>
          <table:table-cell office:value-type="string">
            <text:p>anat:LGMT-PP-pelvis-sup</text:p>
          </table:table-cell>
          <table:table-cell office:value-type="string">
            <text:p>anat:MSCL-PP-pelvis-sup</text:p>
          </table:table-cell>
        </table:table-row>
        <table:table-row table:style-name="ro1">
          <table:table-cell office:value-type="string">
            <text:p>anat:OA-PA-pelvis-inf</text:p>
          </table:table-cell>
          <table:table-cell office:value-type="string">
            <text:p>anat:OS-PA-pelvis-inf</text:p>
          </table:table-cell>
          <table:table-cell office:value-type="string">
            <text:p>anat:ARTI-PA-pelvis-inf</text:p>
          </table:table-cell>
          <table:table-cell office:value-type="string">
            <text:p>anat:LGMT-PA-pelvis-inf</text:p>
          </table:table-cell>
          <table:table-cell office:value-type="string">
            <text:p>anat:MSCL-PA-pelvis-inf</text:p>
          </table:table-cell>
        </table:table-row>
        <table:table-row table:style-name="ro1">
          <table:table-cell office:value-type="string">
            <text:p>anat:OA-AC-pelvis-inf</text:p>
          </table:table-cell>
          <table:table-cell office:value-type="string">
            <text:p>anat:OS-AC-pelvis-inf</text:p>
          </table:table-cell>
          <table:table-cell office:value-type="string">
            <text:p>anat:ARTI-AC-pelvis-inf</text:p>
          </table:table-cell>
          <table:table-cell office:value-type="string">
            <text:p>anat:LGMT-AC-pelvis-inf</text:p>
          </table:table-cell>
          <table:table-cell office:value-type="string">
            <text:p>anat:MSCL-AC-pelvis-inf</text:p>
          </table:table-cell>
        </table:table-row>
        <table:table-row table:style-name="ro1">
          <table:table-cell office:value-type="string">
            <text:p>anat:OA-PP-pelvis-inf</text:p>
          </table:table-cell>
          <table:table-cell office:value-type="string">
            <text:p>anat:OS-PP-pelvis-inf</text:p>
          </table:table-cell>
          <table:table-cell office:value-type="string">
            <text:p>anat:ARTI-PP-pelvis-inf</text:p>
          </table:table-cell>
          <table:table-cell office:value-type="string">
            <text:p>anat:LGMT-PP-pelvis-inf</text:p>
          </table:table-cell>
          <table:table-cell office:value-type="string">
            <text:p>anat:MSCL-PP-pelvis-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9:47:28</dc:date>
    <dc:creator>gregorgore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845" meta:object-count="0"/>
  </office:meta>
</office:document-meta>
</file>